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5543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istributed" table:style-name="ta1">
        <table:shapes>
          <draw:frame draw:z-index="0" draw:style-name="gr1" draw:text-style-name="P1" svg:width="6.2953in" svg:height="3.5453in" svg:x="9.7941in" svg:y="2.5945in">
            <draw:object draw:notify-on-update-of-ranges="Distributed.G25:Distributed.G25 Distributed.G26:Distributed.G30 Distributed.H25:Distributed.H25 Distributed.H26:Distributed.H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63in" svg:height="3.5449in" svg:x="9.5984in" svg:y="6.2232in">
            <draw:object draw:notify-on-update-of-ranges="Distributed.B35:Distributed.B39 Distributed.C34:Distributed.C34 Distributed.C35:Distributed.C39 Distributed.D34:Distributed.D34 Distributed.D35:Distributed.D39 Distributed.E34:Distributed.E34 Distributed.E35:Distributed.E39 Distributed.F34:Distributed.F34 Distributed.F35:Distributed.F3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65in" svg:height="3.5555in" svg:x="9.5618in" svg:y="9.9071in">
            <draw:object draw:notify-on-update-of-ranges="Distributed.B43:Distributed.B43 Distributed.B44:Distributed.B48 Distributed.C43:Distributed.C43 Distributed.C44:Distributed.C48 Distributed.D43:Distributed.D43 Distributed.D44:Distributed.D48 Distributed.E43:Distributed.E43 Distributed.E44:Distributed.E48 Distributed.F43:Distributed.F43 Distributed.F44:Distributed.F48 Distributed.G43:Distributed.G43 Distributed.G44:Distributed.G4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7.0374in" svg:y="2.5768in">
            <draw:object draw:notify-on-update-of-ranges="Distributed.B52:Distributed.B52 Distributed.B53:Distributed.B57 Distributed.C52:Distributed.C52 Distributed.C53:Distributed.C57 Distributed.D52:Distributed.D52 Distributed.D53:Distributed.D57 Distributed.E52:Distributed.E52 Distributed.E53:Distributed.E57 Distributed.F52:Distributed.F52 Distributed.F53:Distributed.F5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7.0709in" svg:y="6.2287in">
            <draw:object draw:notify-on-update-of-ranges="Distributed.B60:Distributed.B60 Distributed.B61:Distributed.B65 Distributed.C60:Distributed.C60 Distributed.C61:Distributed.C65 Distributed.D60:Distributed.D60 Distributed.D61:Distributed.D65 Distributed.E60:Distributed.E60 Distributed.E61:Distributed.E65 Distributed.F60:Distributed.F60 Distributed.F61:Distributed.F6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6" table:default-cell-style-name="Default"/>
        <table:table-row table:style-name="ro1" table:number-rows-repeated="2">
          <table:table-cell table:number-columns-repeated="42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um. Ca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string" calcext:value-type="string">
            <text:p>proc</text:p>
          </table:table-cell>
          <table:table-cell office:value-type="string" calcext:value-type="string">
            <text:p><text:s/>Eff</text:p>
          </table:table-cell>
          <table:table-cell office:value-type="string" calcext:value-type="string">
            <text:p><text:s/>LB</text:p>
          </table:table-cell>
          <table:table-cell office:value-type="string" calcext:value-type="string">
            <text:p><text:s/>Ser</text:p>
          </table:table-cell>
          <table:table-cell office:value-type="string" calcext:value-type="string">
            <text:p><text:s/>Trf</text:p>
          </table:table-cell>
          <table:table-cell office:value-type="string" calcext:value-type="string">
            <text:p><text:s/>ParEff</text:p>
          </table:table-cell>
          <table:table-cell office:value-type="string" calcext:value-type="string">
            <text:p><text:s/>CommEff</text:p>
          </table:table-cell>
          <table:table-cell office:value-type="string" calcext:value-type="string">
            <text:p><text:s/>err</text:p>
          </table:table-cell>
          <table:table-cell office:value-type="string" calcext:value-type="string">
            <text:p><text:s/>TCPU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ui</text:p>
          </table:table-cell>
          <table:table-cell office:value-type="string" calcext:value-type="string">
            <text:p><text:s/>ipc</text:p>
          </table:table-cell>
          <table:table-cell office:value-type="string" calcext:value-type="string">
            <text:p><text:s/>eff_ipc</text:p>
          </table:table-cell>
          <table:table-cell office:value-type="string" calcext:value-type="string">
            <text:p><text:s/>eff_inst</text:p>
          </table:table-cell>
          <table:table-cell office:value-type="string" calcext:value-type="string">
            <text:p><text:s/>eff_time</text:p>
          </table:table-cell>
          <table:table-cell office:value-type="string" calcext:value-type="string">
            <text:p><text:s/>eff_mips</text:p>
          </table:table-cell>
          <table:table-cell office:value-type="string" calcext:value-type="string">
            <text:p><text:s/>mips</text:p>
          </table:table-cell>
          <table:table-cell office:value-type="string" calcext:value-type="string">
            <text:p><text:s/>cycles_useful</text:p>
          </table:table-cell>
          <table:table-cell office:value-type="string" calcext:value-type="string">
            <text:p><text:s/>eff_cyc_useful</text:p>
          </table:table-cell>
          <table:table-cell office:value-type="string" calcext:value-type="string">
            <text:p><text:s/>cyclesperus</text:p>
          </table:table-cell>
          <table:table-cell office:value-type="string" calcext:value-type="string">
            <text:p><text:s/>eff_cyc</text:p>
          </table:table-cell>
          <table:table-cell office:value-type="string" calcext:value-type="string">
            <text:p><text:s/>prediction</text:p>
          </table:table-cell>
          <table:table-cell office:value-type="string" calcext:value-type="string">
            <text:p><text:s/>Scaled_eff</text:p>
          </table:table-cell>
          <table:table-cell office:value-type="string" calcext:value-type="string">
            <text:p><text:s/>LB_ui</text:p>
          </table:table-cell>
          <table:table-cell office:value-type="string" calcext:value-type="string">
            <text:p><text:s/>LB_ipc</text:p>
          </table:table-cell>
          <table:table-cell office:value-type="string" calcext:value-type="string">
            <text:p><text:s/>proc_13</text:p>
          </table:table-cell>
          <table:table-cell office:value-type="string" calcext:value-type="string">
            <text:p><text:s/>Sche</text:p>
          </table:table-cell>
          <table:table-cell office:value-type="string" calcext:value-type="string">
            <text:p><text:s/>p2p_calls</text:p>
          </table:table-cell>
          <table:table-cell office:value-type="string" calcext:value-type="string">
            <text:p><text:s/>eff_p2p_calls</text:p>
          </table:table-cell>
          <table:table-cell office:value-type="string" calcext:value-type="string">
            <text:p><text:s/>LB_p2p_calls</text:p>
          </table:table-cell>
          <table:table-cell office:value-type="string" calcext:value-type="string">
            <text:p><text:s/>p2p_bytes</text:p>
          </table:table-cell>
          <table:table-cell office:value-type="string" calcext:value-type="string">
            <text:p><text:s text:c="2"/>eff_p2p_bytes</text:p>
          </table:table-cell>
          <table:table-cell office:value-type="string" calcext:value-type="string">
            <text:p><text:s/>LB_p2p_bytes</text:p>
          </table:table-cell>
          <table:table-cell office:value-type="string" calcext:value-type="string">
            <text:p><text:s/>col_calls</text:p>
          </table:table-cell>
          <table:table-cell office:value-type="string" calcext:value-type="string">
            <text:p><text:s/>eff_col_calls</text:p>
          </table:table-cell>
          <table:table-cell office:value-type="string" calcext:value-type="string">
            <text:p><text:s/>col_bytes</text:p>
          </table:table-cell>
          <table:table-cell office:value-type="string" calcext:value-type="string">
            <text:p><text:s/>eff_col_bytes</text:p>
          </table:table-cell>
          <table:table-cell office:value-type="string" calcext:value-type="string">
            <text:p><text:s/>max_col_bytes</text:p>
          </table:table-cell>
          <table:table-cell office:value-type="string" calcext:value-type="string">
            <text:p><text:s/>eff_max_col_bytes</text:p>
          </table:table-cell>
          <table:table-cell office:value-type="string" calcext:value-type="string">
            <text:p><text:s/>LB_col_bytes</text:p>
          </table:table-cell>
          <table:table-cell office:value-type="string" calcext:value-type="string">
            <text:p><text:s/>Global_eff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9597306138" calcext:value-type="float">
            <text:p>0.9597306138</text:p>
          </table:table-cell>
          <table:table-cell office:value-type="float" office:value="0.9603021239" calcext:value-type="float">
            <text:p>0.9603021239</text:p>
          </table:table-cell>
          <table:table-cell office:value-type="float" office:value="0.9995186574" calcext:value-type="float">
            <text:p>0.9995186574</text:p>
          </table:table-cell>
          <table:table-cell office:value-type="float" office:value="0.9998861522" calcext:value-type="float">
            <text:p>0.9998861522</text:p>
          </table:table-cell>
          <table:table-cell office:value-type="float" office:value="0.9597306139" calcext:value-type="float">
            <text:p>0.9597306139</text:p>
          </table:table-cell>
          <table:table-cell office:value-type="float" office:value="0.9994048643" calcext:value-type="float">
            <text:p>0.9994048643</text:p>
          </table:table-cell>
          <table:table-cell office:value-type="float" office:value="0" calcext:value-type="float">
            <text:p>0</text:p>
          </table:table-cell>
          <table:table-cell office:value-type="float" office:value="5533.77746293" calcext:value-type="float">
            <text:p>5533.77746293</text:p>
          </table:table-cell>
          <table:table-cell office:value-type="float" office:value="55370.7277245" calcext:value-type="float">
            <text:p>55370.7277245</text:p>
          </table:table-cell>
          <table:table-cell office:value-type="float" office:value="24752514.6044" calcext:value-type="float">
            <text:p>24752514.6044</text:p>
          </table:table-cell>
          <table:table-cell office:value-type="float" office:value="1.553823" calcext:value-type="float">
            <text:p>1.55382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658.45033629" calcext:value-type="float">
            <text:p>4658.45033629</text:p>
          </table:table-cell>
          <table:table-cell office:value-type="float" office:value="2998.02661125" calcext:value-type="float">
            <text:p>2998.02661125</text:p>
          </table:table-cell>
          <table:table-cell office:value-type="float" office:value="1" calcext:value-type="float">
            <text:p>1</text:p>
          </table:table-cell>
          <table:table-cell office:value-type="float" office:value="2998.01635055" calcext:value-type="float">
            <text:p>2998.01635055</text:p>
          </table:table-cell>
          <table:table-cell office:value-type="float" office:value="1" calcext:value-type="float">
            <text:p>1</text:p>
          </table:table-cell>
          <table:table-cell office:value-type="float" office:value="5537.07277245" calcext:value-type="float">
            <text:p>5537.07277245</text:p>
          </table:table-cell>
          <table:table-cell office:value-type="float" office:value="1" calcext:value-type="float">
            <text:p>1</text:p>
          </table:table-cell>
          <table:table-cell office:value-type="float" office:value="0.951235345" calcext:value-type="float">
            <text:p>0.951235345</text:p>
          </table:table-cell>
          <table:table-cell office:value-type="float" office:value="0.9886600026" calcext:value-type="float">
            <text:p>0.98866000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80" calcext:value-type="float">
            <text:p>20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4456840" calcext:value-type="float">
            <text:p>344456840</text:p>
          </table:table-cell>
          <table:table-cell office:value-type="float" office:value="1" calcext:value-type="float">
            <text:p>1</text:p>
          </table:table-cell>
          <table:table-cell office:value-type="float" office:value="0.9993301708" calcext:value-type="float">
            <text:p>0.9993301708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27.4827586207" calcext:value-type="float">
            <text:p>27.4827586207</text:p>
          </table:table-cell>
          <table:table-cell office:value-type="float" office:value="1" calcext:value-type="float">
            <text:p>1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97306139" calcext:value-type="float">
            <text:p>0.959730613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9645778723" calcext:value-type="float">
            <text:p>0.9645778723</text:p>
          </table:table-cell>
          <table:table-cell office:value-type="float" office:value="0.9646899355" calcext:value-type="float">
            <text:p>0.9646899355</text:p>
          </table:table-cell>
          <table:table-cell office:value-type="float" office:value="0.9999800025" calcext:value-type="float">
            <text:p>0.9999800025</text:p>
          </table:table-cell>
          <table:table-cell office:value-type="float" office:value="0.9999038306" calcext:value-type="float">
            <text:p>0.9999038306</text:p>
          </table:table-cell>
          <table:table-cell office:value-type="float" office:value="0.9645778723" calcext:value-type="float">
            <text:p>0.9645778723</text:p>
          </table:table-cell>
          <table:table-cell office:value-type="float" office:value="0.999883835" calcext:value-type="float">
            <text:p>0.999883835</text:p>
          </table:table-cell>
          <table:table-cell office:value-type="float" office:value="0" calcext:value-type="float">
            <text:p>0</text:p>
          </table:table-cell>
          <table:table-cell office:value-type="float" office:value="5039.37430756" calcext:value-type="float">
            <text:p>5039.37430756</text:p>
          </table:table-cell>
          <table:table-cell office:value-type="float" office:value="50399.5977432" calcext:value-type="float">
            <text:p>50399.5977432</text:p>
          </table:table-cell>
          <table:table-cell office:value-type="float" office:value="24143756.7121" calcext:value-type="float">
            <text:p>24143756.7121</text:p>
          </table:table-cell>
          <table:table-cell office:value-type="float" office:value="1.563608" calcext:value-type="float">
            <text:p>1.563608</text:p>
          </table:table-cell>
          <table:table-cell office:value-type="float" office:value="1.00629737106" calcext:value-type="float">
            <text:p>1.0062973711</text:p>
          </table:table-cell>
          <table:table-cell office:value-type="float" office:value="1.0252138845" calcext:value-type="float">
            <text:p>1.0252138845</text:p>
          </table:table-cell>
          <table:table-cell office:value-type="float" office:value="1.0986343186" calcext:value-type="float">
            <text:p>1.0986343186</text:p>
          </table:table-cell>
          <table:table-cell office:value-type="float" office:value="1.06621465629" calcext:value-type="float">
            <text:p>1.0662146563</text:p>
          </table:table-cell>
          <table:table-cell office:value-type="float" office:value="4966.90802416" calcext:value-type="float">
            <text:p>4966.90802416</text:p>
          </table:table-cell>
          <table:table-cell office:value-type="float" office:value="3175.2661634" calcext:value-type="float">
            <text:p>3175.2661634</text:p>
          </table:table-cell>
          <table:table-cell office:value-type="float" office:value="1.0591187388" calcext:value-type="float">
            <text:p>1.0591187388</text:p>
          </table:table-cell>
          <table:table-cell office:value-type="float" office:value="3175.2485603" calcext:value-type="float">
            <text:p>3175.2485603</text:p>
          </table:table-cell>
          <table:table-cell office:value-type="float" office:value="1.05911649205" calcext:value-type="float">
            <text:p>1.0591164921</text:p>
          </table:table-cell>
          <table:table-cell office:value-type="float" office:value="5039.95977432" calcext:value-type="float">
            <text:p>5039.95977432</text:p>
          </table:table-cell>
          <table:table-cell office:value-type="float" office:value="1.0986343186" calcext:value-type="float">
            <text:p>1.0986343186</text:p>
          </table:table-cell>
          <table:table-cell office:value-type="float" office:value="0.9677937007" calcext:value-type="float">
            <text:p>0.9677937007</text:p>
          </table:table-cell>
          <table:table-cell office:value-type="float" office:value="0.9955412608" calcext:value-type="float">
            <text:p>0.9955412608</text:p>
          </table:table-cell>
          <table:table-cell office:value-type="float" office:value="2.5198420998" calcext:value-type="float">
            <text:p>2.5198420998</text:p>
          </table:table-cell>
          <table:table-cell office:value-type="float" office:value="1" calcext:value-type="float">
            <text:p>1</text:p>
          </table:table-cell>
          <table:table-cell office:value-type="float" office:value="2496" calcext:value-type="float">
            <text:p>249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345781876" calcext:value-type="float">
            <text:p>345781876</text:p>
          </table:table-cell>
          <table:table-cell office:value-type="float" office:value="1.0038467403" calcext:value-type="float">
            <text:p>1.0038467403</text:p>
          </table:table-cell>
          <table:table-cell office:value-type="float" office:value="0.9980896226" calcext:value-type="float">
            <text:p>0.9980896226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33.275862069" calcext:value-type="float">
            <text:p>33.275862069</text:p>
          </table:table-cell>
          <table:table-cell office:value-type="float" office:value="0.8259067358" calcext:value-type="float">
            <text:p>0.8259067358</text:p>
          </table:table-cell>
          <table:table-cell office:value-type="float" office:value="896" calcext:value-type="float">
            <text:p>896</text:p>
          </table:table-cell>
          <table:table-cell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.995126088965" calcext:value-type="float">
            <text:p>0.99512608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9452483245" calcext:value-type="float">
            <text:p>0.9452483245</text:p>
          </table:table-cell>
          <table:table-cell office:value-type="float" office:value="0.9454399405" calcext:value-type="float">
            <text:p>0.9454399405</text:p>
          </table:table-cell>
          <table:table-cell office:value-type="float" office:value="0.9999572764" calcext:value-type="float">
            <text:p>0.9999572764</text:p>
          </table:table-cell>
          <table:table-cell office:value-type="float" office:value="0.9998400429" calcext:value-type="float">
            <text:p>0.9998400429</text:p>
          </table:table-cell>
          <table:table-cell office:value-type="float" office:value="0.9452483245" calcext:value-type="float">
            <text:p>0.9452483245</text:p>
          </table:table-cell>
          <table:table-cell office:value-type="float" office:value="0.9997973261" calcext:value-type="float">
            <text:p>0.9997973261</text:p>
          </table:table-cell>
          <table:table-cell office:value-type="float" office:value="0" calcext:value-type="float">
            <text:p>0</text:p>
          </table:table-cell>
          <table:table-cell office:value-type="float" office:value="5191.38209982" calcext:value-type="float">
            <text:p>5191.38209982</text:p>
          </table:table-cell>
          <table:table-cell office:value-type="float" office:value="51924.3447081" calcext:value-type="float">
            <text:p>51924.3447081</text:p>
          </table:table-cell>
          <table:table-cell office:value-type="float" office:value="24199812.9878" calcext:value-type="float">
            <text:p>24199812.9878</text:p>
          </table:table-cell>
          <table:table-cell office:value-type="float" office:value="1.551576" calcext:value-type="float">
            <text:p>1.551576</text:p>
          </table:table-cell>
          <table:table-cell office:value-type="float" office:value="0.998553889343" calcext:value-type="float">
            <text:p>0.9985538893</text:p>
          </table:table-cell>
          <table:table-cell office:value-type="float" office:value="1.0228390863" calcext:value-type="float">
            <text:p>1.0228390863</text:p>
          </table:table-cell>
          <table:table-cell office:value-type="float" office:value="1.0663731634" calcext:value-type="float">
            <text:p>1.0663731634</text:p>
          </table:table-cell>
          <table:table-cell office:value-type="float" office:value="1.05888873525" calcext:value-type="float">
            <text:p>1.0588887353</text:p>
          </table:table-cell>
          <table:table-cell office:value-type="float" office:value="4932.78058483" calcext:value-type="float">
            <text:p>4932.78058483</text:p>
          </table:table-cell>
          <table:table-cell office:value-type="float" office:value="3178.73146265" calcext:value-type="float">
            <text:p>3178.73146265</text:p>
          </table:table-cell>
          <table:table-cell office:value-type="float" office:value="1.06027459887" calcext:value-type="float">
            <text:p>1.0602745989</text:p>
          </table:table-cell>
          <table:table-cell office:value-type="float" office:value="3178.65956871" calcext:value-type="float">
            <text:p>3178.65956871</text:p>
          </table:table-cell>
          <table:table-cell office:value-type="float" office:value="1.06025424716" calcext:value-type="float">
            <text:p>1.0602542472</text:p>
          </table:table-cell>
          <table:table-cell office:value-type="float" office:value="5192.43447081" calcext:value-type="float">
            <text:p>5192.43447081</text:p>
          </table:table-cell>
          <table:table-cell office:value-type="float" office:value="1.0663731634" calcext:value-type="float">
            <text:p>1.0663731634</text:p>
          </table:table-cell>
          <table:table-cell office:value-type="float" office:value="0.9496382187" calcext:value-type="float">
            <text:p>0.9496382187</text:p>
          </table:table-cell>
          <table:table-cell office:value-type="float" office:value="0.9909545738" calcext:value-type="float">
            <text:p>0.9909545738</text:p>
          </table:table-cell>
          <table:table-cell office:value-type="float" office:value="3.1748021039" calcext:value-type="float">
            <text:p>3.1748021039</text:p>
          </table:table-cell>
          <table:table-cell office:value-type="float" office:value="1" calcext:value-type="float">
            <text:p>1</text:p>
          </table:table-cell>
          <table:table-cell office:value-type="float" office:value="2912" calcext:value-type="float">
            <text:p>2912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373743500" calcext:value-type="float">
            <text:p>373743500</text:p>
          </table:table-cell>
          <table:table-cell office:value-type="float" office:value="1.0850227274" calcext:value-type="float">
            <text:p>1.0850227274</text:p>
          </table:table-cell>
          <table:table-cell office:value-type="float" office:value="0.9667760038" calcext:value-type="float">
            <text:p>0.9667760038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6703111859" calcext:value-type="float">
            <text:p>0.6703111859</text:p>
          </table:table-cell>
          <table:table-cell office:value-type="float" office:value="1120" calcext:value-type="float">
            <text:p>1120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965438779366" calcext:value-type="float">
            <text:p>0.9654387794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9525771111" calcext:value-type="float">
            <text:p>0.9525771111</text:p>
          </table:table-cell>
          <table:table-cell office:value-type="float" office:value="0.9528198948" calcext:value-type="float">
            <text:p>0.9528198948</text:p>
          </table:table-cell>
          <table:table-cell office:value-type="float" office:value="0.9999417478" calcext:value-type="float">
            <text:p>0.9999417478</text:p>
          </table:table-cell>
          <table:table-cell office:value-type="float" office:value="0.9998034354" calcext:value-type="float">
            <text:p>0.9998034354</text:p>
          </table:table-cell>
          <table:table-cell office:value-type="float" office:value="0.9525771111" calcext:value-type="float">
            <text:p>0.9525771111</text:p>
          </table:table-cell>
          <table:table-cell office:value-type="float" office:value="0.9997451946" calcext:value-type="float">
            <text:p>0.9997451946</text:p>
          </table:table-cell>
          <table:table-cell office:value-type="float" office:value="0" calcext:value-type="float">
            <text:p>0</text:p>
          </table:table-cell>
          <table:table-cell office:value-type="float" office:value="3642.33154525" calcext:value-type="float">
            <text:p>3642.33154525</text:p>
          </table:table-cell>
          <table:table-cell office:value-type="float" office:value="36432.5986762" calcext:value-type="float">
            <text:p>36432.5986762</text:p>
          </table:table-cell>
          <table:table-cell office:value-type="float" office:value="17125723.6391" calcext:value-type="float">
            <text:p>17125723.6391</text:p>
          </table:table-cell>
          <table:table-cell office:value-type="float" office:value="1.553593" calcext:value-type="float">
            <text:p>1.553593</text:p>
          </table:table-cell>
          <table:table-cell office:value-type="float" office:value="0.999851977992" calcext:value-type="float">
            <text:p>0.999851978</text:p>
          </table:table-cell>
          <table:table-cell office:value-type="float" office:value="1.4453412379" calcext:value-type="float">
            <text:p>1.4453412379</text:p>
          </table:table-cell>
          <table:table-cell office:value-type="float" office:value="1.5198127429" calcext:value-type="float">
            <text:p>1.5198127429</text:p>
          </table:table-cell>
          <table:table-cell office:value-type="float" office:value="1.05980971928" calcext:value-type="float">
            <text:p>1.0598097193</text:p>
          </table:table-cell>
          <table:table-cell office:value-type="float" office:value="4937.0709432" calcext:value-type="float">
            <text:p>4937.0709432</text:p>
          </table:table-cell>
          <table:table-cell office:value-type="float" office:value="3177.41266013" calcext:value-type="float">
            <text:p>3177.41266013</text:p>
          </table:table-cell>
          <table:table-cell office:value-type="float" office:value="1.05983470867" calcext:value-type="float">
            <text:p>1.0598347087</text:p>
          </table:table-cell>
          <table:table-cell office:value-type="float" office:value="3177.35149832" calcext:value-type="float">
            <text:p>3177.35149832</text:p>
          </table:table-cell>
          <table:table-cell office:value-type="float" office:value="1.05981793519" calcext:value-type="float">
            <text:p>1.0598179352</text:p>
          </table:table-cell>
          <table:table-cell office:value-type="float" office:value="3643.25986762" calcext:value-type="float">
            <text:p>3643.25986762</text:p>
          </table:table-cell>
          <table:table-cell office:value-type="float" office:value="1.5198127429" calcext:value-type="float">
            <text:p>1.5198127429</text:p>
          </table:table-cell>
          <table:table-cell office:value-type="float" office:value="0.9505951034" calcext:value-type="float">
            <text:p>0.9505951034</text:p>
          </table:table-cell>
          <table:table-cell office:value-type="float" office:value="0.9939981172" calcext:value-type="float">
            <text:p>0.993998117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20" calcext:value-type="float">
            <text:p>312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74537530" calcext:value-type="float">
            <text:p>274537530</text:p>
          </table:table-cell>
          <table:table-cell office:value-type="float" office:value="0.7970157597" calcext:value-type="float">
            <text:p>0.7970157597</text:p>
          </table:table-cell>
          <table:table-cell office:value-type="float" office:value="0.9216435979" calcext:value-type="float">
            <text:p>0.9216435979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48.4482758621" calcext:value-type="float">
            <text:p>48.4482758621</text:p>
          </table:table-cell>
          <table:table-cell office:value-type="float" office:value="0.5672597865" calcext:value-type="float">
            <text:p>0.5672597865</text:p>
          </table:table-cell>
          <table:table-cell office:value-type="float" office:value="1336" calcext:value-type="float">
            <text:p>1336</text:p>
          </table:table-cell>
          <table:table-cell office:value-type="float" office:value="0.5449101796" calcext:value-type="float">
            <text:p>0.5449101796</text:p>
          </table:table-cell>
          <table:table-cell office:value-type="float" office:value="1" calcext:value-type="float">
            <text:p>1</text:p>
          </table:table-cell>
          <table:table-cell office:value-type="float" office:value="1.3765951844" calcext:value-type="float">
            <text:p>1.3765951844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9345039109" calcext:value-type="float">
            <text:p>0.9345039109</text:p>
          </table:table-cell>
          <table:table-cell office:value-type="float" office:value="0.9347705397" calcext:value-type="float">
            <text:p>0.9347705397</text:p>
          </table:table-cell>
          <table:table-cell office:value-type="float" office:value="0.9999277217" calcext:value-type="float">
            <text:p>0.9999277217</text:p>
          </table:table-cell>
          <table:table-cell office:value-type="float" office:value="0.9997870284" calcext:value-type="float">
            <text:p>0.9997870284</text:p>
          </table:table-cell>
          <table:table-cell office:value-type="float" office:value="0.9345039109" calcext:value-type="float">
            <text:p>0.9345039109</text:p>
          </table:table-cell>
          <table:table-cell office:value-type="float" office:value="0.9997147655" calcext:value-type="float">
            <text:p>0.9997147655</text:p>
          </table:table-cell>
          <table:table-cell office:value-type="float" office:value="0" calcext:value-type="float">
            <text:p>0</text:p>
          </table:table-cell>
          <table:table-cell office:value-type="float" office:value="5189.60279972" calcext:value-type="float">
            <text:p>5189.60279972</text:p>
          </table:table-cell>
          <table:table-cell office:value-type="float" office:value="51910.8347583" calcext:value-type="float">
            <text:p>51910.8347583</text:p>
          </table:table-cell>
          <table:table-cell office:value-type="float" office:value="24079304.9577" calcext:value-type="float">
            <text:p>24079304.9577</text:p>
          </table:table-cell>
          <table:table-cell office:value-type="float" office:value="1.564331" calcext:value-type="float">
            <text:p>1.564331</text:p>
          </table:table-cell>
          <table:table-cell office:value-type="float" office:value="1.00676267503" calcext:value-type="float">
            <text:p>1.006762675</text:p>
          </table:table-cell>
          <table:table-cell office:value-type="float" office:value="1.0279580182" calcext:value-type="float">
            <text:p>1.0279580182</text:p>
          </table:table-cell>
          <table:table-cell office:value-type="float" office:value="1.0666506902" calcext:value-type="float">
            <text:p>1.0666506902</text:p>
          </table:table-cell>
          <table:table-cell office:value-type="float" office:value="1.06720961747" calcext:value-type="float">
            <text:p>1.0672096175</text:p>
          </table:table-cell>
          <table:table-cell office:value-type="float" office:value="4971.54300139" calcext:value-type="float">
            <text:p>4971.54300139</text:p>
          </table:table-cell>
          <table:table-cell office:value-type="float" office:value="3177.92383403" calcext:value-type="float">
            <text:p>3177.92383403</text:p>
          </table:table-cell>
          <table:table-cell office:value-type="float" office:value="1.06000521213" calcext:value-type="float">
            <text:p>1.0600052121</text:p>
          </table:table-cell>
          <table:table-cell office:value-type="float" office:value="3177.86188431" calcext:value-type="float">
            <text:p>3177.86188431</text:p>
          </table:table-cell>
          <table:table-cell office:value-type="float" office:value="1.05998817642" calcext:value-type="float">
            <text:p>1.0599881764</text:p>
          </table:table-cell>
          <table:table-cell office:value-type="float" office:value="5191.08347583" calcext:value-type="float">
            <text:p>5191.08347583</text:p>
          </table:table-cell>
          <table:table-cell office:value-type="float" office:value="1.0666506902" calcext:value-type="float">
            <text:p>1.0666506902</text:p>
          </table:table-cell>
          <table:table-cell office:value-type="float" office:value="0.9514030755" calcext:value-type="float">
            <text:p>0.9514030755</text:p>
          </table:table-cell>
          <table:table-cell office:value-type="float" office:value="0.9948216028" calcext:value-type="float">
            <text:p>0.9948216028</text:p>
          </table:table-cell>
          <table:table-cell office:value-type="float" office:value="5.0396841996" calcext:value-type="float">
            <text:p>5.0396841996</text:p>
          </table:table-cell>
          <table:table-cell office:value-type="float" office:value="1" calcext:value-type="float">
            <text:p>1</text:p>
          </table:table-cell>
          <table:table-cell office:value-type="float" office:value="3952" calcext:value-type="float">
            <text:p>3952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345570810" calcext:value-type="float">
            <text:p>345570810</text:p>
          </table:table-cell>
          <table:table-cell office:value-type="float" office:value="1.0032339901" calcext:value-type="float">
            <text:p>1.0032339901</text:p>
          </table:table-cell>
          <table:table-cell office:value-type="float" office:value="0.8559033027" calcext:value-type="float">
            <text:p>0.8559033027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63.8965517241" calcext:value-type="float">
            <text:p>63.8965517241</text:p>
          </table:table-cell>
          <table:table-cell office:value-type="float" office:value="0.4301133297" calcext:value-type="float">
            <text:p>0.4301133297</text:p>
          </table:table-cell>
          <table:table-cell office:value-type="float" office:value="1784" calcext:value-type="float">
            <text:p>1784</text:p>
          </table:table-cell>
          <table:table-cell office:value-type="float" office:value="0.4080717489" calcext:value-type="float">
            <text:p>0.4080717489</text:p>
          </table:table-cell>
          <table:table-cell office:value-type="float" office:value="1" calcext:value-type="float">
            <text:p>1</text:p>
          </table:table-cell>
          <table:table-cell office:value-type="float" office:value="0.967127222092" calcext:value-type="float">
            <text:p>0.9671272221</text:p>
          </table:table-cell>
        </table:table-row>
        <table:table-row table:style-name="ro1" table:number-rows-repeated="4">
          <table:table-cell table:number-columns-repeated="42"/>
        </table:table-row>
        <table:table-row table:style-name="ro1">
          <table:table-cell table:style-name="ce1" office:value-type="string" calcext:value-type="string">
            <text:p>PLOTS</text:p>
          </table:table-cell>
          <table:table-cell table:number-columns-repeated="41"/>
        </table:table-row>
        <table:table-row table:style-name="ro1">
          <table:table-cell table:number-columns-repeated="42"/>
        </table:table-row>
        <table:table-row table:style-name="ro1">
          <table:table-cell/>
          <table:table-cell office:value-type="string" calcext:value-type="string">
            <text:p>Processes</text:p>
          </table:table-cell>
          <table:table-cell office:value-type="string" calcext:value-type="string">
            <text:p>Time efficiency</text:p>
          </table:table-cell>
          <table:table-cell table:number-columns-repeated="39"/>
        </table:table-row>
        <table:table-row table:style-name="ro1">
          <table:table-cell/>
          <table:table-cell table:formula="of:=[.B6]" office:value-type="float" office:value="8" calcext:value-type="float">
            <text:p>8</text:p>
          </table:table-cell>
          <table:table-cell table:formula="of:=[.P6]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/>
          <table:table-cell table:formula="of:=[.B7]" office:value-type="float" office:value="16" calcext:value-type="float">
            <text:p>16</text:p>
          </table:table-cell>
          <table:table-cell table:formula="of:=[.P7]" office:value-type="float" office:value="1.0986343186" calcext:value-type="float">
            <text:p>1.0986343186</text:p>
          </table:table-cell>
          <table:table-cell table:number-columns-repeated="39"/>
        </table:table-row>
        <table:table-row table:style-name="ro1">
          <table:table-cell/>
          <table:table-cell table:formula="of:=[.B8]" office:value-type="float" office:value="32" calcext:value-type="float">
            <text:p>32</text:p>
          </table:table-cell>
          <table:table-cell table:formula="of:=[.P8]" office:value-type="float" office:value="1.0663731634" calcext:value-type="float">
            <text:p>1.0663731634</text:p>
          </table:table-cell>
          <table:table-cell table:number-columns-repeated="39"/>
        </table:table-row>
        <table:table-row table:style-name="ro1">
          <table:table-cell/>
          <table:table-cell table:formula="of:=[.B9]" office:value-type="float" office:value="64" calcext:value-type="float">
            <text:p>64</text:p>
          </table:table-cell>
          <table:table-cell table:formula="of:=[.P9]" office:value-type="float" office:value="1.5198127429" calcext:value-type="float">
            <text:p>1.5198127429</text:p>
          </table:table-cell>
          <table:table-cell table:number-columns-repeated="39"/>
        </table:table-row>
        <table:table-row table:style-name="ro1">
          <table:table-cell/>
          <table:table-cell table:formula="of:=[.B10]" office:value-type="float" office:value="128" calcext:value-type="float">
            <text:p>128</text:p>
          </table:table-cell>
          <table:table-cell table:formula="of:=[.P10]" office:value-type="float" office:value="1.0666506902" calcext:value-type="float">
            <text:p>1.0666506902</text:p>
          </table:table-cell>
          <table:table-cell table:number-columns-repeated="39"/>
        </table:table-row>
        <table:table-row table:style-name="ro1">
          <table:table-cell table:number-columns-repeated="42"/>
        </table:table-row>
        <table:table-row table:style-name="ro1">
          <table:table-cell table:style-name="ce1" office:value-type="string" calcext:value-type="string">
            <text:p>Performance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Processes</text:p>
          </table:table-cell>
          <table:table-cell office:value-type="string" calcext:value-type="string">
            <text:p>Time efficiency</text:p>
          </table:table-cell>
          <table:table-cell office:value-type="string" calcext:value-type="string">
            <text:p>Number of elements Total</text:p>
          </table:table-cell>
          <table:table-cell office:value-type="string" calcext:value-type="string">
            <text:p>#Elements per proc</text:p>
          </table:table-cell>
          <table:table-cell office:value-type="string" calcext:value-type="string">
            <text:p>Slowdown element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Performance</text:p>
          </table:table-cell>
          <table:table-cell table:number-columns-repeated="34"/>
        </table:table-row>
        <table:table-row table:style-name="ro1">
          <table:table-cell/>
          <table:table-cell table:formula="of:=[.B6]" office:value-type="float" office:value="8" calcext:value-type="float">
            <text:p>8</text:p>
          </table:table-cell>
          <table:table-cell table:formula="of:=[.C18]" office:value-type="float" office:value="1" calcext:value-type="float">
            <text:p>1</text:p>
          </table:table-cell>
          <table:table-cell office:value-type="float" office:value="1124864" calcext:value-type="float">
            <text:p>1124864</text:p>
          </table:table-cell>
          <table:table-cell table:formula="of:=[.D26]/[.B26]" office:value-type="float" office:value="140608" calcext:value-type="float">
            <text:p>140608</text:p>
          </table:table-cell>
          <table:table-cell table:formula="of:=[.E26]/[.E26]" office:value-type="float" office:value="1" calcext:value-type="float">
            <text:p>1</text:p>
          </table:table-cell>
          <table:table-cell table:style-name="ce1" office:value-type="string" calcext:value-type="string">
            <text:p>8 (140)</text:p>
          </table:table-cell>
          <table:table-cell table:formula="of:=[.C26]*[.F26]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/>
          <table:table-cell table:formula="of:=[.B7]" office:value-type="float" office:value="16" calcext:value-type="float">
            <text:p>16</text:p>
          </table:table-cell>
          <table:table-cell table:formula="of:=[.C19]" office:value-type="float" office:value="1.0986343186" calcext:value-type="float">
            <text:p>1.0986343186</text:p>
          </table:table-cell>
          <table:table-cell office:value-type="float" office:value="2097152" calcext:value-type="float">
            <text:p>2097152</text:p>
          </table:table-cell>
          <table:table-cell table:formula="of:=[.D27]/[.B27]" office:value-type="float" office:value="131072" calcext:value-type="float">
            <text:p>131072</text:p>
          </table:table-cell>
          <table:table-cell table:formula="of:=[.E27]/[.E26]" office:value-type="float" office:value="0.932180245789713" calcext:value-type="float">
            <text:p>0.9321802458</text:p>
          </table:table-cell>
          <table:table-cell table:style-name="ce1" office:value-type="string" calcext:value-type="string">
            <text:p>16 (131)</text:p>
          </table:table-cell>
          <table:table-cell table:formula="of:=[.C27]*[.F27]" office:value-type="float" office:value="1.02412520914556" calcext:value-type="float">
            <text:p>1.0241252091</text:p>
          </table:table-cell>
          <table:table-cell table:number-columns-repeated="34"/>
        </table:table-row>
        <table:table-row table:style-name="ro1">
          <table:table-cell/>
          <table:table-cell table:formula="of:=[.B8]" office:value-type="float" office:value="32" calcext:value-type="float">
            <text:p>32</text:p>
          </table:table-cell>
          <table:table-cell table:formula="of:=[.C20]" office:value-type="float" office:value="1.0663731634" calcext:value-type="float">
            <text:p>1.0663731634</text:p>
          </table:table-cell>
          <table:table-cell office:value-type="float" office:value="4096000" calcext:value-type="float">
            <text:p>4096000</text:p>
          </table:table-cell>
          <table:table-cell table:formula="of:=[.D28]/[.B28]" office:value-type="float" office:value="128000" calcext:value-type="float">
            <text:p>128000</text:p>
          </table:table-cell>
          <table:table-cell table:formula="of:=[.E28]/[.E26]" office:value-type="float" office:value="0.910332271279017" calcext:value-type="float">
            <text:p>0.9103322713</text:p>
          </table:table-cell>
          <table:table-cell table:style-name="ce1" office:value-type="string" calcext:value-type="string">
            <text:p>32 (128)</text:p>
          </table:table-cell>
          <table:table-cell table:formula="of:=[.C28]*[.F28]" office:value-type="float" office:value="0.970753903868912" calcext:value-type="float">
            <text:p>0.9707539039</text:p>
          </table:table-cell>
          <table:table-cell table:number-columns-repeated="34"/>
        </table:table-row>
        <table:table-row table:style-name="ro1">
          <table:table-cell/>
          <table:table-cell table:formula="of:=[.B9]" office:value-type="float" office:value="64" calcext:value-type="float">
            <text:p>64</text:p>
          </table:table-cell>
          <table:table-cell table:formula="of:=[.C21]" office:value-type="float" office:value="1.5198127429" calcext:value-type="float">
            <text:p>1.5198127429</text:p>
          </table:table-cell>
          <table:table-cell office:value-type="float" office:value="7077888" calcext:value-type="float">
            <text:p>7077888</text:p>
          </table:table-cell>
          <table:table-cell table:formula="of:=[.D29]/[.B29]" office:value-type="float" office:value="110592" calcext:value-type="float">
            <text:p>110592</text:p>
          </table:table-cell>
          <table:table-cell table:formula="of:=[.E29]/[.E26]" office:value-type="float" office:value="0.786527082385071" calcext:value-type="float">
            <text:p>0.7865270824</text:p>
          </table:table-cell>
          <table:table-cell table:style-name="ce1" office:value-type="string" calcext:value-type="string">
            <text:p>64 (110)</text:p>
          </table:table-cell>
          <table:table-cell table:formula="of:=[.C29]*[.F29]" office:value-type="float" office:value="1.19537388244479" calcext:value-type="float">
            <text:p>1.1953738824</text:p>
          </table:table-cell>
          <table:table-cell table:number-columns-repeated="34"/>
        </table:table-row>
        <table:table-row table:style-name="ro1">
          <table:table-cell/>
          <table:table-cell table:formula="of:=[.B10]" office:value-type="float" office:value="128" calcext:value-type="float">
            <text:p>128</text:p>
          </table:table-cell>
          <table:table-cell table:formula="of:=[.C22]" office:value-type="float" office:value="1.0666506902" calcext:value-type="float">
            <text:p>1.0666506902</text:p>
          </table:table-cell>
          <table:table-cell office:value-type="float" office:value="16777216" calcext:value-type="float">
            <text:p>16777216</text:p>
          </table:table-cell>
          <table:table-cell table:formula="of:=[.D30]/[.B30]" office:value-type="float" office:value="131072" calcext:value-type="float">
            <text:p>131072</text:p>
          </table:table-cell>
          <table:table-cell table:formula="of:=[.E30]/[.E26]" office:value-type="float" office:value="0.932180245789713" calcext:value-type="float">
            <text:p>0.9321802458</text:p>
          </table:table-cell>
          <table:table-cell table:style-name="ce1" office:value-type="string" calcext:value-type="string">
            <text:p>128 (131)</text:p>
          </table:table-cell>
          <table:table-cell table:formula="of:=[.C30]*[.F30]" office:value-type="float" office:value="0.994310702562403" calcext:value-type="float">
            <text:p>0.9943107026</text:p>
          </table:table-cell>
          <table:table-cell table:number-columns-repeated="34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table:style-name="ce1" office:value-type="string" calcext:value-type="string">
            <text:p>Model factors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Processes</text:p>
          </table:table-cell>
          <table:table-cell office:value-type="string" calcext:value-type="string">
            <text:p>Load Balance</text:p>
          </table:table-cell>
          <table:table-cell office:value-type="string" calcext:value-type="string">
            <text:p>Serialization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Parallel Efficiency</text:p>
          </table:table-cell>
          <table:table-cell table:number-columns-repeated="36"/>
        </table:table-row>
        <table:table-row table:style-name="ro1">
          <table:table-cell/>
          <table:table-cell table:formula="of:=[.B6]" office:value-type="float" office:value="8" calcext:value-type="float">
            <text:p>8</text:p>
          </table:table-cell>
          <table:table-cell table:formula="of:=[.D6]" office:value-type="float" office:value="0.9603021239" calcext:value-type="float">
            <text:p>0.9603021239</text:p>
          </table:table-cell>
          <table:table-cell table:formula="of:=[.E6]" office:value-type="float" office:value="0.9995186574" calcext:value-type="float">
            <text:p>0.9995186574</text:p>
          </table:table-cell>
          <table:table-cell table:formula="of:=[.F6]" office:value-type="float" office:value="0.9998861522" calcext:value-type="float">
            <text:p>0.9998861522</text:p>
          </table:table-cell>
          <table:table-cell table:formula="of:=[.G6]" office:value-type="float" office:value="0.9597306139" calcext:value-type="float">
            <text:p>0.9597306139</text:p>
          </table:table-cell>
          <table:table-cell table:number-columns-repeated="36"/>
        </table:table-row>
        <table:table-row table:style-name="ro1">
          <table:table-cell/>
          <table:table-cell table:formula="of:=[.B7]" office:value-type="float" office:value="16" calcext:value-type="float">
            <text:p>16</text:p>
          </table:table-cell>
          <table:table-cell table:formula="of:=[.D7]" office:value-type="float" office:value="0.9646899355" calcext:value-type="float">
            <text:p>0.9646899355</text:p>
          </table:table-cell>
          <table:table-cell table:formula="of:=[.E7]" office:value-type="float" office:value="0.9999800025" calcext:value-type="float">
            <text:p>0.9999800025</text:p>
          </table:table-cell>
          <table:table-cell table:formula="of:=[.F7]" office:value-type="float" office:value="0.9999038306" calcext:value-type="float">
            <text:p>0.9999038306</text:p>
          </table:table-cell>
          <table:table-cell table:formula="of:=[.G7]" office:value-type="float" office:value="0.9645778723" calcext:value-type="float">
            <text:p>0.9645778723</text:p>
          </table:table-cell>
          <table:table-cell table:number-columns-repeated="36"/>
        </table:table-row>
        <table:table-row table:style-name="ro1">
          <table:table-cell/>
          <table:table-cell table:formula="of:=[.B8]" office:value-type="float" office:value="32" calcext:value-type="float">
            <text:p>32</text:p>
          </table:table-cell>
          <table:table-cell table:formula="of:=[.D8]" office:value-type="float" office:value="0.9454399405" calcext:value-type="float">
            <text:p>0.9454399405</text:p>
          </table:table-cell>
          <table:table-cell table:formula="of:=[.E8]" office:value-type="float" office:value="0.9999572764" calcext:value-type="float">
            <text:p>0.9999572764</text:p>
          </table:table-cell>
          <table:table-cell table:formula="of:=[.F8]" office:value-type="float" office:value="0.9998400429" calcext:value-type="float">
            <text:p>0.9998400429</text:p>
          </table:table-cell>
          <table:table-cell table:formula="of:=[.G8]" office:value-type="float" office:value="0.9452483245" calcext:value-type="float">
            <text:p>0.9452483245</text:p>
          </table:table-cell>
          <table:table-cell table:number-columns-repeated="36"/>
        </table:table-row>
        <table:table-row table:style-name="ro1">
          <table:table-cell/>
          <table:table-cell table:formula="of:=[.B9]" office:value-type="float" office:value="64" calcext:value-type="float">
            <text:p>64</text:p>
          </table:table-cell>
          <table:table-cell table:formula="of:=[.D9]" office:value-type="float" office:value="0.9528198948" calcext:value-type="float">
            <text:p>0.9528198948</text:p>
          </table:table-cell>
          <table:table-cell table:formula="of:=[.E9]" office:value-type="float" office:value="0.9999417478" calcext:value-type="float">
            <text:p>0.9999417478</text:p>
          </table:table-cell>
          <table:table-cell table:formula="of:=[.F9]" office:value-type="float" office:value="0.9998034354" calcext:value-type="float">
            <text:p>0.9998034354</text:p>
          </table:table-cell>
          <table:table-cell table:formula="of:=[.G9]" office:value-type="float" office:value="0.9525771111" calcext:value-type="float">
            <text:p>0.9525771111</text:p>
          </table:table-cell>
          <table:table-cell table:number-columns-repeated="36"/>
        </table:table-row>
        <table:table-row table:style-name="ro1">
          <table:table-cell/>
          <table:table-cell table:formula="of:=[.B10]" office:value-type="float" office:value="128" calcext:value-type="float">
            <text:p>128</text:p>
          </table:table-cell>
          <table:table-cell table:formula="of:=[.D10]" office:value-type="float" office:value="0.9347705397" calcext:value-type="float">
            <text:p>0.9347705397</text:p>
          </table:table-cell>
          <table:table-cell table:formula="of:=[.E10]" office:value-type="float" office:value="0.9999277217" calcext:value-type="float">
            <text:p>0.9999277217</text:p>
          </table:table-cell>
          <table:table-cell table:formula="of:=[.F10]" office:value-type="float" office:value="0.9997870284" calcext:value-type="float">
            <text:p>0.9997870284</text:p>
          </table:table-cell>
          <table:table-cell table:formula="of:=[.G10]" office:value-type="float" office:value="0.9345039109" calcext:value-type="float">
            <text:p>0.9345039109</text:p>
          </table:table-cell>
          <table:table-cell table:number-columns-repeated="36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table:style-name="ce1" office:value-type="string" calcext:value-type="string">
            <text:p>Overall efficiency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Processes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Cycles per us (useful)</text:p>
          </table:table-cell>
          <table:table-cell office:value-type="string" calcext:value-type="string">
            <text:p>Cycles per us</text:p>
          </table:table-cell>
          <table:table-cell table:number-columns-repeated="35"/>
        </table:table-row>
        <table:table-row table:style-name="ro1">
          <table:table-cell/>
          <table:table-cell table:formula="of:=[.B6]" office:value-type="float" office:value="8" calcext:value-type="float">
            <text:p>8</text:p>
          </table:table-cell>
          <table:table-cell table:formula="of:=[.P6]" office:value-type="float" office:value="1" calcext:value-type="float">
            <text:p>1</text:p>
          </table:table-cell>
          <table:table-cell table:formula="of:=[.N6]" office:value-type="float" office:value="1" calcext:value-type="float">
            <text:p>1</text:p>
          </table:table-cell>
          <table:table-cell table:formula="of:=[.O6]" office:value-type="float" office:value="1" calcext:value-type="float">
            <text:p>1</text:p>
          </table:table-cell>
          <table:table-cell table:formula="of:=[.T6]" office:value-type="float" office:value="1" calcext:value-type="float">
            <text:p>1</text:p>
          </table:table-cell>
          <table:table-cell table:formula="of:=[.V6]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table:formula="of:=[.B7]" office:value-type="float" office:value="16" calcext:value-type="float">
            <text:p>16</text:p>
          </table:table-cell>
          <table:table-cell table:formula="of:=[.P7]" office:value-type="float" office:value="1.0986343186" calcext:value-type="float">
            <text:p>1.0986343186</text:p>
          </table:table-cell>
          <table:table-cell table:formula="of:=[.N7]" office:value-type="float" office:value="1.00629737106" calcext:value-type="float">
            <text:p>1.0062973711</text:p>
          </table:table-cell>
          <table:table-cell table:formula="of:=[.O7]" office:value-type="float" office:value="1.0252138845" calcext:value-type="float">
            <text:p>1.0252138845</text:p>
          </table:table-cell>
          <table:table-cell table:formula="of:=[.T7]" office:value-type="float" office:value="1.0591187388" calcext:value-type="float">
            <text:p>1.0591187388</text:p>
          </table:table-cell>
          <table:table-cell table:formula="of:=[.V7]" office:value-type="float" office:value="1.05911649205" calcext:value-type="float">
            <text:p>1.0591164921</text:p>
          </table:table-cell>
          <table:table-cell table:number-columns-repeated="35"/>
        </table:table-row>
        <table:table-row table:style-name="ro1">
          <table:table-cell/>
          <table:table-cell table:formula="of:=[.B8]" office:value-type="float" office:value="32" calcext:value-type="float">
            <text:p>32</text:p>
          </table:table-cell>
          <table:table-cell table:formula="of:=[.P8]" office:value-type="float" office:value="1.0663731634" calcext:value-type="float">
            <text:p>1.0663731634</text:p>
          </table:table-cell>
          <table:table-cell table:formula="of:=[.N8]" office:value-type="float" office:value="0.998553889343" calcext:value-type="float">
            <text:p>0.9985538893</text:p>
          </table:table-cell>
          <table:table-cell table:formula="of:=[.O8]" office:value-type="float" office:value="1.0228390863" calcext:value-type="float">
            <text:p>1.0228390863</text:p>
          </table:table-cell>
          <table:table-cell table:formula="of:=[.T8]" office:value-type="float" office:value="1.06027459887" calcext:value-type="float">
            <text:p>1.0602745989</text:p>
          </table:table-cell>
          <table:table-cell table:formula="of:=[.V8]" office:value-type="float" office:value="1.06025424716" calcext:value-type="float">
            <text:p>1.0602542472</text:p>
          </table:table-cell>
          <table:table-cell table:number-columns-repeated="35"/>
        </table:table-row>
        <table:table-row table:style-name="ro1">
          <table:table-cell/>
          <table:table-cell table:formula="of:=[.B9]" office:value-type="float" office:value="64" calcext:value-type="float">
            <text:p>64</text:p>
          </table:table-cell>
          <table:table-cell table:formula="of:=[.P9]" office:value-type="float" office:value="1.5198127429" calcext:value-type="float">
            <text:p>1.5198127429</text:p>
          </table:table-cell>
          <table:table-cell table:formula="of:=[.N9]" office:value-type="float" office:value="0.999851977992" calcext:value-type="float">
            <text:p>0.999851978</text:p>
          </table:table-cell>
          <table:table-cell table:formula="of:=[.O9]" office:value-type="float" office:value="1.4453412379" calcext:value-type="float">
            <text:p>1.4453412379</text:p>
          </table:table-cell>
          <table:table-cell table:formula="of:=[.T9]" office:value-type="float" office:value="1.05983470867" calcext:value-type="float">
            <text:p>1.0598347087</text:p>
          </table:table-cell>
          <table:table-cell table:formula="of:=[.V9]" office:value-type="float" office:value="1.05981793519" calcext:value-type="float">
            <text:p>1.0598179352</text:p>
          </table:table-cell>
          <table:table-cell table:number-columns-repeated="35"/>
        </table:table-row>
        <table:table-row table:style-name="ro1">
          <table:table-cell/>
          <table:table-cell table:formula="of:=[.B10]" office:value-type="float" office:value="128" calcext:value-type="float">
            <text:p>128</text:p>
          </table:table-cell>
          <table:table-cell table:formula="of:=[.P10]" office:value-type="float" office:value="1.0666506902" calcext:value-type="float">
            <text:p>1.0666506902</text:p>
          </table:table-cell>
          <table:table-cell table:formula="of:=[.N10]" office:value-type="float" office:value="1.00676267503" calcext:value-type="float">
            <text:p>1.006762675</text:p>
          </table:table-cell>
          <table:table-cell table:formula="of:=[.O10]" office:value-type="float" office:value="1.0279580182" calcext:value-type="float">
            <text:p>1.0279580182</text:p>
          </table:table-cell>
          <table:table-cell table:formula="of:=[.T10]" office:value-type="float" office:value="1.06000521213" calcext:value-type="float">
            <text:p>1.0600052121</text:p>
          </table:table-cell>
          <table:table-cell table:formula="of:=[.V10]" office:value-type="float" office:value="1.05998817642" calcext:value-type="float">
            <text:p>1.0599881764</text:p>
          </table:table-cell>
          <table:table-cell table:number-columns-repeated="35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table:style-name="ce1" office:value-type="string" calcext:value-type="string">
            <text:p>Collective Communications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Processes</text:p>
          </table:table-cell>
          <table:table-cell office:value-type="string" calcext:value-type="string">
            <text:p>Ratio of Num. Collective calls</text:p>
          </table:table-cell>
          <table:table-cell office:value-type="string" calcext:value-type="string">
            <text:p>Ratio of Avg. bytes per call</text:p>
          </table:table-cell>
          <table:table-cell office:value-type="string" calcext:value-type="string">
            <text:p>Ratio of Max bytes per call</text:p>
          </table:table-cell>
          <table:table-cell office:value-type="string" calcext:value-type="string">
            <text:p>Balance in bytes</text:p>
          </table:table-cell>
          <table:table-cell table:number-columns-repeated="36"/>
        </table:table-row>
        <table:table-row table:style-name="ro1">
          <table:table-cell/>
          <table:table-cell table:formula="of:=[.B6]" office:value-type="float" office:value="8" calcext:value-type="float">
            <text:p>8</text:p>
          </table:table-cell>
          <table:table-cell table:formula="of:=[.AJ6]" office:value-type="float" office:value="1" calcext:value-type="float">
            <text:p>1</text:p>
          </table:table-cell>
          <table:table-cell table:formula="of:=[.AL6]" office:value-type="float" office:value="1" calcext:value-type="float">
            <text:p>1</text:p>
          </table:table-cell>
          <table:table-cell table:formula="of:=[.AN6]" office:value-type="float" office:value="1" calcext:value-type="float">
            <text:p>1</text:p>
          </table:table-cell>
          <table:table-cell table:formula="of:=[.AO6]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formula="of:=[.B7]" office:value-type="float" office:value="16" calcext:value-type="float">
            <text:p>16</text:p>
          </table:table-cell>
          <table:table-cell table:formula="of:=[.AJ7]" office:value-type="float" office:value="1" calcext:value-type="float">
            <text:p>1</text:p>
          </table:table-cell>
          <table:table-cell table:formula="of:=[.AL7]" office:value-type="float" office:value="0.8259067358" calcext:value-type="float">
            <text:p>0.8259067358</text:p>
          </table:table-cell>
          <table:table-cell table:formula="of:=[.AN7]" office:value-type="float" office:value="0.8125" calcext:value-type="float">
            <text:p>0.8125</text:p>
          </table:table-cell>
          <table:table-cell table:formula="of:=[.AO7]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formula="of:=[.B8]" office:value-type="float" office:value="32" calcext:value-type="float">
            <text:p>32</text:p>
          </table:table-cell>
          <table:table-cell table:formula="of:=[.AJ8]" office:value-type="float" office:value="1" calcext:value-type="float">
            <text:p>1</text:p>
          </table:table-cell>
          <table:table-cell table:formula="of:=[.AL8]" office:value-type="float" office:value="0.6703111859" calcext:value-type="float">
            <text:p>0.6703111859</text:p>
          </table:table-cell>
          <table:table-cell table:formula="of:=[.AN8]" office:value-type="float" office:value="0.65" calcext:value-type="float">
            <text:p>0.65</text:p>
          </table:table-cell>
          <table:table-cell table:formula="of:=[.AO8]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formula="of:=[.B9]" office:value-type="float" office:value="64" calcext:value-type="float">
            <text:p>64</text:p>
          </table:table-cell>
          <table:table-cell table:formula="of:=[.AJ9]" office:value-type="float" office:value="1" calcext:value-type="float">
            <text:p>1</text:p>
          </table:table-cell>
          <table:table-cell table:formula="of:=[.AL9]" office:value-type="float" office:value="0.5672597865" calcext:value-type="float">
            <text:p>0.5672597865</text:p>
          </table:table-cell>
          <table:table-cell table:formula="of:=[.AN9]" office:value-type="float" office:value="0.5449101796" calcext:value-type="float">
            <text:p>0.5449101796</text:p>
          </table:table-cell>
          <table:table-cell table:formula="of:=[.AO9]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formula="of:=[.B10]" office:value-type="float" office:value="128" calcext:value-type="float">
            <text:p>128</text:p>
          </table:table-cell>
          <table:table-cell table:formula="of:=[.AJ10]" office:value-type="float" office:value="1" calcext:value-type="float">
            <text:p>1</text:p>
          </table:table-cell>
          <table:table-cell table:formula="of:=[.AL10]" office:value-type="float" office:value="0.4301133297" calcext:value-type="float">
            <text:p>0.4301133297</text:p>
          </table:table-cell>
          <table:table-cell table:formula="of:=[.AN10]" office:value-type="float" office:value="0.4080717489" calcext:value-type="float">
            <text:p>0.4080717489</text:p>
          </table:table-cell>
          <table:table-cell table:formula="of:=[.AO10]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42"/>
        </table:table-row>
        <table:table-row table:style-name="ro1">
          <table:table-cell table:style-name="ce1" office:value-type="string" calcext:value-type="string">
            <text:p>P2P Communications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Processes</text:p>
          </table:table-cell>
          <table:table-cell office:value-type="string" calcext:value-type="string">
            <text:p>Ratio of Max Num of P2P calls</text:p>
          </table:table-cell>
          <table:table-cell office:value-type="string" calcext:value-type="string">
            <text:p>Load Balance in num of P2P calls</text:p>
          </table:table-cell>
          <table:table-cell office:value-type="string" calcext:value-type="string">
            <text:p>Ratio of Max num of bytes sent</text:p>
          </table:table-cell>
          <table:table-cell office:value-type="string" calcext:value-type="string">
            <text:p>Load Balance of num of bytes sent</text:p>
          </table:table-cell>
          <table:table-cell table:number-columns-repeated="36"/>
        </table:table-row>
        <table:table-row table:style-name="ro1">
          <table:table-cell/>
          <table:table-cell table:formula="of:=[.B6]" office:value-type="float" office:value="8" calcext:value-type="float">
            <text:p>8</text:p>
          </table:table-cell>
          <table:table-cell table:formula="of:=[.AD6]" office:value-type="float" office:value="1" calcext:value-type="float">
            <text:p>1</text:p>
          </table:table-cell>
          <table:table-cell table:formula="of:=[.AE6]" office:value-type="float" office:value="1" calcext:value-type="float">
            <text:p>1</text:p>
          </table:table-cell>
          <table:table-cell table:formula="of:=[.AG6]" office:value-type="float" office:value="1" calcext:value-type="float">
            <text:p>1</text:p>
          </table:table-cell>
          <table:table-cell table:formula="of:=[.AH6]" office:value-type="float" office:value="0.9993301708" calcext:value-type="float">
            <text:p>0.9993301708</text:p>
          </table:table-cell>
          <table:table-cell table:number-columns-repeated="36"/>
        </table:table-row>
        <table:table-row table:style-name="ro1">
          <table:table-cell/>
          <table:table-cell table:formula="of:=[.B7]" office:value-type="float" office:value="16" calcext:value-type="float">
            <text:p>16</text:p>
          </table:table-cell>
          <table:table-cell table:formula="of:=[.AD7]" office:value-type="float" office:value="1.2" calcext:value-type="float">
            <text:p>1.2</text:p>
          </table:table-cell>
          <table:table-cell table:formula="of:=[.AE7]" office:value-type="float" office:value="1" calcext:value-type="float">
            <text:p>1</text:p>
          </table:table-cell>
          <table:table-cell table:formula="of:=[.AG7]" office:value-type="float" office:value="1.0038467403" calcext:value-type="float">
            <text:p>1.0038467403</text:p>
          </table:table-cell>
          <table:table-cell table:formula="of:=[.AH7]" office:value-type="float" office:value="0.9980896226" calcext:value-type="float">
            <text:p>0.9980896226</text:p>
          </table:table-cell>
          <table:table-cell table:number-columns-repeated="36"/>
        </table:table-row>
        <table:table-row table:style-name="ro1">
          <table:table-cell/>
          <table:table-cell table:formula="of:=[.B8]" office:value-type="float" office:value="32" calcext:value-type="float">
            <text:p>32</text:p>
          </table:table-cell>
          <table:table-cell table:formula="of:=[.AD8]" office:value-type="float" office:value="1.4" calcext:value-type="float">
            <text:p>1.4</text:p>
          </table:table-cell>
          <table:table-cell table:formula="of:=[.AE8]" office:value-type="float" office:value="1" calcext:value-type="float">
            <text:p>1</text:p>
          </table:table-cell>
          <table:table-cell table:formula="of:=[.AG8]" office:value-type="float" office:value="1.0850227274" calcext:value-type="float">
            <text:p>1.0850227274</text:p>
          </table:table-cell>
          <table:table-cell table:formula="of:=[.AH8]" office:value-type="float" office:value="0.9667760038" calcext:value-type="float">
            <text:p>0.9667760038</text:p>
          </table:table-cell>
          <table:table-cell table:number-columns-repeated="36"/>
        </table:table-row>
        <table:table-row table:style-name="ro1">
          <table:table-cell/>
          <table:table-cell table:formula="of:=[.B9]" office:value-type="float" office:value="64" calcext:value-type="float">
            <text:p>64</text:p>
          </table:table-cell>
          <table:table-cell table:formula="of:=[.AD9]" office:value-type="float" office:value="1.5" calcext:value-type="float">
            <text:p>1.5</text:p>
          </table:table-cell>
          <table:table-cell table:formula="of:=[.AE9]" office:value-type="float" office:value="1" calcext:value-type="float">
            <text:p>1</text:p>
          </table:table-cell>
          <table:table-cell table:formula="of:=[.AG9]" office:value-type="float" office:value="0.7970157597" calcext:value-type="float">
            <text:p>0.7970157597</text:p>
          </table:table-cell>
          <table:table-cell table:formula="of:=[.AH9]" office:value-type="float" office:value="0.9216435979" calcext:value-type="float">
            <text:p>0.9216435979</text:p>
          </table:table-cell>
          <table:table-cell table:number-columns-repeated="36"/>
        </table:table-row>
        <table:table-row table:style-name="ro1">
          <table:table-cell/>
          <table:table-cell table:formula="of:=[.B10]" office:value-type="float" office:value="128" calcext:value-type="float">
            <text:p>128</text:p>
          </table:table-cell>
          <table:table-cell table:formula="of:=[.AD10]" office:value-type="float" office:value="1.9" calcext:value-type="float">
            <text:p>1.9</text:p>
          </table:table-cell>
          <table:table-cell table:formula="of:=[.AE10]" office:value-type="float" office:value="1" calcext:value-type="float">
            <text:p>1</text:p>
          </table:table-cell>
          <table:table-cell table:formula="of:=[.AG10]" office:value-type="float" office:value="1.0032339901" calcext:value-type="float">
            <text:p>1.0032339901</text:p>
          </table:table-cell>
          <table:table-cell table:formula="of:=[.AH10]" office:value-type="float" office:value="0.8559033027" calcext:value-type="float">
            <text:p>0.8559033027</text:p>
          </table:table-cell>
          <table:table-cell table:number-columns-repeated="36"/>
        </table:table-row>
      </table:table>
      <table:table table:name="nonDistributed" table:style-name="ta1">
        <table:shapes>
          <draw:frame draw:z-index="0" draw:style-name="gr1" draw:text-style-name="P1" svg:width="6.2953in" svg:height="3.5453in" svg:x="9.7941in" svg:y="2.5945in">
            <draw:object draw:notify-on-update-of-ranges="nonDistributed.G26:nonDistributed.G30 nonDistributed.H25:nonDistributed.H25 nonDistributed.H26:nonDistributed.H3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6.3063in" svg:height="3.5449in" svg:x="9.5984in" svg:y="6.2232in">
            <draw:object draw:notify-on-update-of-ranges="nonDistributed.B35:nonDistributed.B39 nonDistributed.C34:nonDistributed.C34 nonDistributed.C35:nonDistributed.C39 nonDistributed.D34:nonDistributed.D34 nonDistributed.D35:nonDistributed.D39 nonDistributed.E34:nonDistributed.E34 nonDistributed.E35:nonDistributed.E39 nonDistributed.F34:nonDistributed.F34 nonDistributed.F35:nonDistributed.F3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6.2965in" svg:height="3.5555in" svg:x="9.5618in" svg:y="9.9071in">
            <draw:object draw:notify-on-update-of-ranges="nonDistributed.B44:nonDistributed.B48 nonDistributed.C43:nonDistributed.C43 nonDistributed.C44:nonDistributed.C48 nonDistributed.D43:nonDistributed.D43 nonDistributed.D44:nonDistributed.D48 nonDistributed.E43:nonDistributed.E43 nonDistributed.E44:nonDistributed.E48 nonDistributed.F43:nonDistributed.F43 nonDistributed.F44:nonDistributed.F48 nonDistributed.G43:nonDistributed.G43 nonDistributed.G44:nonDistributed.G4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6.2988in" svg:height="3.5429in" svg:x="17.0374in" svg:y="2.5768in">
            <draw:object draw:notify-on-update-of-ranges="nonDistributed.B53:nonDistributed.B57 nonDistributed.C52:nonDistributed.C52 nonDistributed.C53:nonDistributed.C57 nonDistributed.D52:nonDistributed.D52 nonDistributed.D53:nonDistributed.D57 nonDistributed.E52:nonDistributed.E52 nonDistributed.E53:nonDistributed.E57 nonDistributed.F52:nonDistributed.F52 nonDistributed.F53:nonDistributed.F57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6.2988in" svg:height="3.5429in" svg:x="17.0709in" svg:y="6.2287in">
            <draw:object draw:notify-on-update-of-ranges="nonDistributed.B60:nonDistributed.B60 nonDistributed.B61:nonDistributed.B65 nonDistributed.C60:nonDistributed.C60 nonDistributed.C61:nonDistributed.C65 nonDistributed.D60:nonDistributed.D60 nonDistributed.D61:nonDistributed.D65 nonDistributed.E60:nonDistributed.E60 nonDistributed.E61:nonDistributed.E65 nonDistributed.F60:nonDistributed.F60 nonDistributed.F61:nonDistributed.F65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6" table:default-cell-style-name="Default"/>
        <table:table-row table:style-name="ro1" table:number-rows-repeated="2">
          <table:table-cell table:number-columns-repeated="42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um. Ca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string" calcext:value-type="string">
            <text:p>proc</text:p>
          </table:table-cell>
          <table:table-cell office:value-type="string" calcext:value-type="string">
            <text:p><text:s/>Eff</text:p>
          </table:table-cell>
          <table:table-cell office:value-type="string" calcext:value-type="string">
            <text:p><text:s/>LB</text:p>
          </table:table-cell>
          <table:table-cell office:value-type="string" calcext:value-type="string">
            <text:p><text:s/>Ser</text:p>
          </table:table-cell>
          <table:table-cell office:value-type="string" calcext:value-type="string">
            <text:p><text:s/>Trf</text:p>
          </table:table-cell>
          <table:table-cell office:value-type="string" calcext:value-type="string">
            <text:p><text:s/>ParEff</text:p>
          </table:table-cell>
          <table:table-cell office:value-type="string" calcext:value-type="string">
            <text:p><text:s/>CommEff</text:p>
          </table:table-cell>
          <table:table-cell office:value-type="string" calcext:value-type="string">
            <text:p><text:s/>err</text:p>
          </table:table-cell>
          <table:table-cell office:value-type="string" calcext:value-type="string">
            <text:p><text:s/>TCPU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ui</text:p>
          </table:table-cell>
          <table:table-cell office:value-type="string" calcext:value-type="string">
            <text:p><text:s/>ipc</text:p>
          </table:table-cell>
          <table:table-cell office:value-type="string" calcext:value-type="string">
            <text:p><text:s/>eff_ipc</text:p>
          </table:table-cell>
          <table:table-cell office:value-type="string" calcext:value-type="string">
            <text:p><text:s/>eff_inst</text:p>
          </table:table-cell>
          <table:table-cell office:value-type="string" calcext:value-type="string">
            <text:p><text:s/>eff_time</text:p>
          </table:table-cell>
          <table:table-cell office:value-type="string" calcext:value-type="string">
            <text:p><text:s/>eff_mips</text:p>
          </table:table-cell>
          <table:table-cell office:value-type="string" calcext:value-type="string">
            <text:p><text:s/>mips</text:p>
          </table:table-cell>
          <table:table-cell office:value-type="string" calcext:value-type="string">
            <text:p><text:s/>cycles_useful</text:p>
          </table:table-cell>
          <table:table-cell office:value-type="string" calcext:value-type="string">
            <text:p><text:s/>eff_cyc_useful</text:p>
          </table:table-cell>
          <table:table-cell office:value-type="string" calcext:value-type="string">
            <text:p><text:s/>cyclesperus</text:p>
          </table:table-cell>
          <table:table-cell office:value-type="string" calcext:value-type="string">
            <text:p><text:s/>eff_cyc</text:p>
          </table:table-cell>
          <table:table-cell office:value-type="string" calcext:value-type="string">
            <text:p><text:s/>prediction</text:p>
          </table:table-cell>
          <table:table-cell office:value-type="string" calcext:value-type="string">
            <text:p><text:s/>Scaled_eff</text:p>
          </table:table-cell>
          <table:table-cell office:value-type="string" calcext:value-type="string">
            <text:p><text:s/>LB_ui</text:p>
          </table:table-cell>
          <table:table-cell office:value-type="string" calcext:value-type="string">
            <text:p><text:s/>LB_ipc</text:p>
          </table:table-cell>
          <table:table-cell office:value-type="string" calcext:value-type="string">
            <text:p><text:s/>proc_13</text:p>
          </table:table-cell>
          <table:table-cell office:value-type="string" calcext:value-type="string">
            <text:p><text:s/>Sche</text:p>
          </table:table-cell>
          <table:table-cell office:value-type="string" calcext:value-type="string">
            <text:p><text:s/>p2p_calls</text:p>
          </table:table-cell>
          <table:table-cell office:value-type="string" calcext:value-type="string">
            <text:p><text:s/>eff_p2p_calls</text:p>
          </table:table-cell>
          <table:table-cell office:value-type="string" calcext:value-type="string">
            <text:p><text:s/>LB_p2p_calls</text:p>
          </table:table-cell>
          <table:table-cell office:value-type="string" calcext:value-type="string">
            <text:p><text:s/>p2p_bytes</text:p>
          </table:table-cell>
          <table:table-cell office:value-type="string" calcext:value-type="string">
            <text:p><text:s text:c="2"/>eff_p2p_bytes</text:p>
          </table:table-cell>
          <table:table-cell office:value-type="string" calcext:value-type="string">
            <text:p><text:s/>LB_p2p_bytes</text:p>
          </table:table-cell>
          <table:table-cell office:value-type="string" calcext:value-type="string">
            <text:p><text:s/>col_calls</text:p>
          </table:table-cell>
          <table:table-cell office:value-type="string" calcext:value-type="string">
            <text:p><text:s/>eff_col_calls</text:p>
          </table:table-cell>
          <table:table-cell office:value-type="string" calcext:value-type="string">
            <text:p><text:s/>col_bytes</text:p>
          </table:table-cell>
          <table:table-cell office:value-type="string" calcext:value-type="string">
            <text:p><text:s/>eff_col_bytes</text:p>
          </table:table-cell>
          <table:table-cell office:value-type="string" calcext:value-type="string">
            <text:p><text:s/>max_col_bytes</text:p>
          </table:table-cell>
          <table:table-cell office:value-type="string" calcext:value-type="string">
            <text:p><text:s/>eff_max_col_bytes</text:p>
          </table:table-cell>
          <table:table-cell office:value-type="string" calcext:value-type="string">
            <text:p><text:s/>LB_col_bytes</text:p>
          </table:table-cell>
          <table:table-cell office:value-type="string" calcext:value-type="string">
            <text:p><text:s/>Global_eff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9796879654" calcext:value-type="float">
            <text:p>0.9796879654</text:p>
          </table:table-cell>
          <table:table-cell office:value-type="float" office:value="0.9800585912" calcext:value-type="float">
            <text:p>0.9800585912</text:p>
          </table:table-cell>
          <table:table-cell office:value-type="float" office:value="0.9996769889" calcext:value-type="float">
            <text:p>0.9996769889</text:p>
          </table:table-cell>
          <table:table-cell office:value-type="float" office:value="0.9999448263" calcext:value-type="float">
            <text:p>0.9999448263</text:p>
          </table:table-cell>
          <table:table-cell office:value-type="float" office:value="0.9796879654" calcext:value-type="float">
            <text:p>0.9796879654</text:p>
          </table:table-cell>
          <table:table-cell office:value-type="float" office:value="0.999621833" calcext:value-type="float">
            <text:p>0.999621833</text:p>
          </table:table-cell>
          <table:table-cell office:value-type="float" office:value="0" calcext:value-type="float">
            <text:p>0</text:p>
          </table:table-cell>
          <table:table-cell office:value-type="float" office:value="5970.43299472" calcext:value-type="float">
            <text:p>5970.43299472</text:p>
          </table:table-cell>
          <table:table-cell office:value-type="float" office:value="59726.9166956" calcext:value-type="float">
            <text:p>59726.9166956</text:p>
          </table:table-cell>
          <table:table-cell office:value-type="float" office:value="27055840.5041" calcext:value-type="float">
            <text:p>27055840.5041</text:p>
          </table:table-cell>
          <table:table-cell office:value-type="float" office:value="1.53733" calcext:value-type="float">
            <text:p>1.537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624.33502896" calcext:value-type="float">
            <text:p>4624.33502896</text:p>
          </table:table-cell>
          <table:table-cell office:value-type="float" office:value="3008.43215155" calcext:value-type="float">
            <text:p>3008.43215155</text:p>
          </table:table-cell>
          <table:table-cell office:value-type="float" office:value="1" calcext:value-type="float">
            <text:p>1</text:p>
          </table:table-cell>
          <table:table-cell office:value-type="float" office:value="3008.41225484" calcext:value-type="float">
            <text:p>3008.41225484</text:p>
          </table:table-cell>
          <table:table-cell office:value-type="float" office:value="1" calcext:value-type="float">
            <text:p>1</text:p>
          </table:table-cell>
          <table:table-cell office:value-type="float" office:value="5972.69166956" calcext:value-type="float">
            <text:p>5972.69166956</text:p>
          </table:table-cell>
          <table:table-cell office:value-type="float" office:value="1" calcext:value-type="float">
            <text:p>1</text:p>
          </table:table-cell>
          <table:table-cell office:value-type="float" office:value="0.9901494115" calcext:value-type="float">
            <text:p>0.9901494115</text:p>
          </table:table-cell>
          <table:table-cell office:value-type="float" office:value="0.9900873996" calcext:value-type="float">
            <text:p>0.99008739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9910868" calcext:value-type="float">
            <text:p>469910868</text:p>
          </table:table-cell>
          <table:table-cell office:value-type="float" office:value="1" calcext:value-type="float">
            <text:p>1</text:p>
          </table:table-cell>
          <table:table-cell office:value-type="float" office:value="0.9994074467" calcext:value-type="float">
            <text:p>0.9994074467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9.5185185185" calcext:value-type="float">
            <text:p>29.5185185185</text:p>
          </table:table-cell>
          <table:table-cell office:value-type="float" office:value="1" calcext:value-type="float">
            <text:p>1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96879654" calcext:value-type="float">
            <text:p>0.979687965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9689016536" calcext:value-type="float">
            <text:p>0.9689016536</text:p>
          </table:table-cell>
          <table:table-cell office:value-type="float" office:value="0.9709698958" calcext:value-type="float">
            <text:p>0.9709698958</text:p>
          </table:table-cell>
          <table:table-cell office:value-type="float" office:value="0.9979735479" calcext:value-type="float">
            <text:p>0.9979735479</text:p>
          </table:table-cell>
          <table:table-cell office:value-type="float" office:value="0.999896163" calcext:value-type="float">
            <text:p>0.999896163</text:p>
          </table:table-cell>
          <table:table-cell office:value-type="float" office:value="0.9689016535" calcext:value-type="float">
            <text:p>0.9689016535</text:p>
          </table:table-cell>
          <table:table-cell office:value-type="float" office:value="0.9978699213" calcext:value-type="float">
            <text:p>0.9978699213</text:p>
          </table:table-cell>
          <table:table-cell office:value-type="float" office:value="0" calcext:value-type="float">
            <text:p>0</text:p>
          </table:table-cell>
          <table:table-cell office:value-type="float" office:value="5380.94088949" calcext:value-type="float">
            <text:p>5380.94088949</text:p>
          </table:table-cell>
          <table:table-cell office:value-type="float" office:value="53924.2718359" calcext:value-type="float">
            <text:p>53924.2718359</text:p>
          </table:table-cell>
          <table:table-cell office:value-type="float" office:value="25711104.6038" calcext:value-type="float">
            <text:p>25711104.6038</text:p>
          </table:table-cell>
          <table:table-cell office:value-type="float" office:value="1.548547" calcext:value-type="float">
            <text:p>1.548547</text:p>
          </table:table-cell>
          <table:table-cell office:value-type="float" office:value="1.00729641651" calcext:value-type="float">
            <text:p>1.0072964165</text:p>
          </table:table-cell>
          <table:table-cell office:value-type="float" office:value="1.0523017553" calcext:value-type="float">
            <text:p>1.0523017553</text:p>
          </table:table-cell>
          <table:table-cell office:value-type="float" office:value="1.1076072919" calcext:value-type="float">
            <text:p>1.1076072919</text:p>
          </table:table-cell>
          <table:table-cell office:value-type="float" office:value="1.06434228146" calcext:value-type="float">
            <text:p>1.0643422815</text:p>
          </table:table-cell>
          <table:table-cell office:value-type="float" office:value="4921.87529497" calcext:value-type="float">
            <text:p>4921.87529497</text:p>
          </table:table-cell>
          <table:table-cell office:value-type="float" office:value="3177.83032851" calcext:value-type="float">
            <text:p>3177.83032851</text:p>
          </table:table-cell>
          <table:table-cell office:value-type="float" office:value="1.0563077937" calcext:value-type="float">
            <text:p>1.0563077937</text:p>
          </table:table-cell>
          <table:table-cell office:value-type="float" office:value="3177.7923824" calcext:value-type="float">
            <text:p>3177.7923824</text:p>
          </table:table-cell>
          <table:table-cell office:value-type="float" office:value="1.05630216646" calcext:value-type="float">
            <text:p>1.0563021665</text:p>
          </table:table-cell>
          <table:table-cell office:value-type="float" office:value="5392.42718359" calcext:value-type="float">
            <text:p>5392.42718359</text:p>
          </table:table-cell>
          <table:table-cell office:value-type="float" office:value="1.1076072919" calcext:value-type="float">
            <text:p>1.1076072919</text:p>
          </table:table-cell>
          <table:table-cell office:value-type="float" office:value="0.9641908186" calcext:value-type="float">
            <text:p>0.9641908186</text:p>
          </table:table-cell>
          <table:table-cell office:value-type="float" office:value="0.9928525129" calcext:value-type="float">
            <text:p>0.9928525129</text:p>
          </table:table-cell>
          <table:table-cell office:value-type="float" office:value="2.5198420998" calcext:value-type="float">
            <text:p>2.5198420998</text:p>
          </table:table-cell>
          <table:table-cell office:value-type="float" office:value="1" calcext:value-type="float">
            <text:p>1</text:p>
          </table:table-cell>
          <table:table-cell office:value-type="float" office:value="4664" calcext:value-type="float">
            <text:p>4664</text:p>
          </table:table-cell>
          <table:table-cell office:value-type="float" office:value="1.5546666667" calcext:value-type="float">
            <text:p>1.5546666667</text:p>
          </table:table-cell>
          <table:table-cell office:value-type="float" office:value="1" calcext:value-type="float">
            <text:p>1</text:p>
          </table:table-cell>
          <table:table-cell office:value-type="float" office:value="533819290" calcext:value-type="float">
            <text:p>533819290</text:p>
          </table:table-cell>
          <table:table-cell office:value-type="float" office:value="1.1360011576" calcext:value-type="float">
            <text:p>1.1360011576</text:p>
          </table:table-cell>
          <table:table-cell office:value-type="float" office:value="0.9957270774" calcext:value-type="float">
            <text:p>0.9957270774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5.7407407407" calcext:value-type="float">
            <text:p>35.7407407407</text:p>
          </table:table-cell>
          <table:table-cell office:value-type="float" office:value="0.8259067358" calcext:value-type="float">
            <text:p>0.8259067358</text:p>
          </table:table-cell>
          <table:table-cell office:value-type="float" office:value="896" calcext:value-type="float">
            <text:p>896</text:p>
          </table:table-cell>
          <table:table-cell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1.0270161685" calcext:value-type="float">
            <text:p>1.027016168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9309639154" calcext:value-type="float">
            <text:p>0.9309639154</text:p>
          </table:table-cell>
          <table:table-cell office:value-type="float" office:value="0.93112151" calcext:value-type="float">
            <text:p>0.93112151</text:p>
          </table:table-cell>
          <table:table-cell office:value-type="float" office:value="0.9999606463" calcext:value-type="float">
            <text:p>0.9999606463</text:p>
          </table:table-cell>
          <table:table-cell office:value-type="float" office:value="0.9998700961" calcext:value-type="float">
            <text:p>0.9998700961</text:p>
          </table:table-cell>
          <table:table-cell office:value-type="float" office:value="0.9309639154" calcext:value-type="float">
            <text:p>0.9309639154</text:p>
          </table:table-cell>
          <table:table-cell office:value-type="float" office:value="0.9998307476" calcext:value-type="float">
            <text:p>0.9998307476</text:p>
          </table:table-cell>
          <table:table-cell office:value-type="float" office:value="0" calcext:value-type="float">
            <text:p>0</text:p>
          </table:table-cell>
          <table:table-cell office:value-type="float" office:value="5293.33419303" calcext:value-type="float">
            <text:p>5293.33419303</text:p>
          </table:table-cell>
          <table:table-cell office:value-type="float" office:value="52942.3025429" calcext:value-type="float">
            <text:p>52942.3025429</text:p>
          </table:table-cell>
          <table:table-cell office:value-type="float" office:value="24358420.679" calcext:value-type="float">
            <text:p>24358420.679</text:p>
          </table:table-cell>
          <table:table-cell office:value-type="float" office:value="1.556157" calcext:value-type="float">
            <text:p>1.556157</text:p>
          </table:table-cell>
          <table:table-cell office:value-type="float" office:value="1.01224655734" calcext:value-type="float">
            <text:p>1.0122465573</text:p>
          </table:table-cell>
          <table:table-cell office:value-type="float" office:value="1.1107386994" calcext:value-type="float">
            <text:p>1.1107386994</text:p>
          </table:table-cell>
          <table:table-cell office:value-type="float" office:value="1.1281510971" calcext:value-type="float">
            <text:p>1.1281510971</text:p>
          </table:table-cell>
          <table:table-cell office:value-type="float" office:value="1.0695748584" calcext:value-type="float">
            <text:p>1.0695748584</text:p>
          </table:table-cell>
          <table:table-cell office:value-type="float" office:value="4946.07248379" calcext:value-type="float">
            <text:p>4946.07248379</text:p>
          </table:table-cell>
          <table:table-cell office:value-type="float" office:value="3177.90666256" calcext:value-type="float">
            <text:p>3177.90666256</text:p>
          </table:table-cell>
          <table:table-cell office:value-type="float" office:value="1.05633316707" calcext:value-type="float">
            <text:p>1.0563331671</text:p>
          </table:table-cell>
          <table:table-cell office:value-type="float" office:value="3177.80866592" calcext:value-type="float">
            <text:p>3177.80866592</text:p>
          </table:table-cell>
          <table:table-cell office:value-type="float" office:value="1.05630757912" calcext:value-type="float">
            <text:p>1.0563075791</text:p>
          </table:table-cell>
          <table:table-cell office:value-type="float" office:value="5294.23025429" calcext:value-type="float">
            <text:p>5294.23025429</text:p>
          </table:table-cell>
          <table:table-cell office:value-type="float" office:value="1.1281510971" calcext:value-type="float">
            <text:p>1.1281510971</text:p>
          </table:table-cell>
          <table:table-cell office:value-type="float" office:value="0.9252758143" calcext:value-type="float">
            <text:p>0.9252758143</text:p>
          </table:table-cell>
          <table:table-cell office:value-type="float" office:value="0.9887325041" calcext:value-type="float">
            <text:p>0.9887325041</text:p>
          </table:table-cell>
          <table:table-cell office:value-type="float" office:value="3.1748021039" calcext:value-type="float">
            <text:p>3.1748021039</text:p>
          </table:table-cell>
          <table:table-cell office:value-type="float" office:value="1" calcext:value-type="float">
            <text:p>1</text:p>
          </table:table-cell>
          <table:table-cell office:value-type="float" office:value="7992" calcext:value-type="float">
            <text:p>7992</text:p>
          </table:table-cell>
          <table:table-cell office:value-type="float" office:value="2.664" calcext:value-type="float">
            <text:p>2.664</text:p>
          </table:table-cell>
          <table:table-cell office:value-type="float" office:value="1" calcext:value-type="float">
            <text:p>1</text:p>
          </table:table-cell>
          <table:table-cell office:value-type="float" office:value="665693268" calcext:value-type="float">
            <text:p>665693268</text:p>
          </table:table-cell>
          <table:table-cell office:value-type="float" office:value="1.41663731" calcext:value-type="float">
            <text:p>1.41663731</text:p>
          </table:table-cell>
          <table:table-cell office:value-type="float" office:value="0.9297482272" calcext:value-type="float">
            <text:p>0.929748227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4.037037037" calcext:value-type="float">
            <text:p>44.037037037</text:p>
          </table:table-cell>
          <table:table-cell office:value-type="float" office:value="0.6703111859" calcext:value-type="float">
            <text:p>0.6703111859</text:p>
          </table:table-cell>
          <table:table-cell office:value-type="float" office:value="1120" calcext:value-type="float">
            <text:p>1120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1.04672129487" calcext:value-type="float">
            <text:p>1.0467212949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8984897168" calcext:value-type="float">
            <text:p>0.8984897168</text:p>
          </table:table-cell>
          <table:table-cell office:value-type="float" office:value="0.8989268578" calcext:value-type="float">
            <text:p>0.8989268578</text:p>
          </table:table-cell>
          <table:table-cell office:value-type="float" office:value="0.9998689534" calcext:value-type="float">
            <text:p>0.9998689534</text:p>
          </table:table-cell>
          <table:table-cell office:value-type="float" office:value="0.999644708" calcext:value-type="float">
            <text:p>0.999644708</text:p>
          </table:table-cell>
          <table:table-cell office:value-type="float" office:value="0.8984897168" calcext:value-type="float">
            <text:p>0.8984897168</text:p>
          </table:table-cell>
          <table:table-cell office:value-type="float" office:value="0.999513708" calcext:value-type="float">
            <text:p>0.999513708</text:p>
          </table:table-cell>
          <table:table-cell office:value-type="float" office:value="0" calcext:value-type="float">
            <text:p>0</text:p>
          </table:table-cell>
          <table:table-cell office:value-type="float" office:value="2508.85306071" calcext:value-type="float">
            <text:p>2508.85306071</text:p>
          </table:table-cell>
          <table:table-cell office:value-type="float" office:value="25100.736895" calcext:value-type="float">
            <text:p>25100.736895</text:p>
          </table:table-cell>
          <table:table-cell office:value-type="float" office:value="10863272.9652" calcext:value-type="float">
            <text:p>10863272.9652</text:p>
          </table:table-cell>
          <table:table-cell office:value-type="float" office:value="1.520141" calcext:value-type="float">
            <text:p>1.520141</text:p>
          </table:table-cell>
          <table:table-cell office:value-type="float" office:value="0.98881892632" calcext:value-type="float">
            <text:p>0.9888189263</text:p>
          </table:table-cell>
          <table:table-cell office:value-type="float" office:value="2.4905790907" calcext:value-type="float">
            <text:p>2.4905790907</text:p>
          </table:table-cell>
          <table:table-cell office:value-type="float" office:value="2.3794885762" calcext:value-type="float">
            <text:p>2.3794885762</text:p>
          </table:table-cell>
          <table:table-cell office:value-type="float" office:value="1.04438840392" calcext:value-type="float">
            <text:p>1.0443884039</text:p>
          </table:table-cell>
          <table:table-cell office:value-type="float" office:value="4829.60188007" calcext:value-type="float">
            <text:p>4829.60188007</text:p>
          </table:table-cell>
          <table:table-cell office:value-type="float" office:value="3176.36551902" calcext:value-type="float">
            <text:p>3176.36551902</text:p>
          </table:table-cell>
          <table:table-cell office:value-type="float" office:value="1.05582089242" calcext:value-type="float">
            <text:p>1.0558208924</text:p>
          </table:table-cell>
          <table:table-cell office:value-type="float" office:value="3176.00583841" calcext:value-type="float">
            <text:p>3176.00583841</text:p>
          </table:table-cell>
          <table:table-cell office:value-type="float" office:value="1.055708317" calcext:value-type="float">
            <text:p>1.055708317</text:p>
          </table:table-cell>
          <table:table-cell office:value-type="float" office:value="2510.0736895" calcext:value-type="float">
            <text:p>2510.0736895</text:p>
          </table:table-cell>
          <table:table-cell office:value-type="float" office:value="2.3794885762" calcext:value-type="float">
            <text:p>2.3794885762</text:p>
          </table:table-cell>
          <table:table-cell office:value-type="float" office:value="0.9046738502" calcext:value-type="float">
            <text:p>0.9046738502</text:p>
          </table:table-cell>
          <table:table-cell office:value-type="float" office:value="0.9948011453" calcext:value-type="float">
            <text:p>0.99480114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648" calcext:value-type="float">
            <text:p>14648</text:p>
          </table:table-cell>
          <table:table-cell office:value-type="float" office:value="4.8826666667" calcext:value-type="float">
            <text:p>4.8826666667</text:p>
          </table:table-cell>
          <table:table-cell office:value-type="float" office:value="1" calcext:value-type="float">
            <text:p>1</text:p>
          </table:table-cell>
          <table:table-cell office:value-type="float" office:value="793487814" calcext:value-type="float">
            <text:p>793487814</text:p>
          </table:table-cell>
          <table:table-cell office:value-type="float" office:value="1.6885921736" calcext:value-type="float">
            <text:p>1.6885921736</text:p>
          </table:table-cell>
          <table:table-cell office:value-type="float" office:value="0.9808690026" calcext:value-type="float">
            <text:p>0.980869002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52.037037037" calcext:value-type="float">
            <text:p>52.037037037</text:p>
          </table:table-cell>
          <table:table-cell office:value-type="float" office:value="0.5672597865" calcext:value-type="float">
            <text:p>0.5672597865</text:p>
          </table:table-cell>
          <table:table-cell office:value-type="float" office:value="1336" calcext:value-type="float">
            <text:p>1336</text:p>
          </table:table-cell>
          <table:table-cell office:value-type="float" office:value="0.5449101796" calcext:value-type="float">
            <text:p>0.5449101796</text:p>
          </table:table-cell>
          <table:table-cell office:value-type="float" office:value="1" calcext:value-type="float">
            <text:p>1</text:p>
          </table:table-cell>
          <table:table-cell office:value-type="float" office:value="2.21273914577" calcext:value-type="float">
            <text:p>2.2127391458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8984897168" calcext:value-type="float">
            <text:p>0.8984897168</text:p>
          </table:table-cell>
          <table:table-cell office:value-type="float" office:value="0.8989268578" calcext:value-type="float">
            <text:p>0.8989268578</text:p>
          </table:table-cell>
          <table:table-cell office:value-type="float" office:value="0.997320486" calcext:value-type="float">
            <text:p>0.997320486</text:p>
          </table:table-cell>
          <table:table-cell office:value-type="float" office:value="1.0021991145" calcext:value-type="float">
            <text:p>1.0021991145</text:p>
          </table:table-cell>
          <table:table-cell office:value-type="float" office:value="0.8984897168" calcext:value-type="float">
            <text:p>0.8984897168</text:p>
          </table:table-cell>
          <table:table-cell office:value-type="float" office:value="0.999513708" calcext:value-type="float">
            <text:p>0.999513708</text:p>
          </table:table-cell>
          <table:table-cell office:value-type="float" office:value="0" calcext:value-type="float">
            <text:p>0</text:p>
          </table:table-cell>
          <table:table-cell office:value-type="float" office:value="2508.85306071" calcext:value-type="float">
            <text:p>2508.85306071</text:p>
          </table:table-cell>
          <table:table-cell office:value-type="float" office:value="28433.9191911" calcext:value-type="float">
            <text:p>28433.9191911</text:p>
          </table:table-cell>
          <table:table-cell office:value-type="float" office:value="10863272.9652" calcext:value-type="float">
            <text:p>10863272.9652</text:p>
          </table:table-cell>
          <table:table-cell office:value-type="float" office:value="1.520141" calcext:value-type="float">
            <text:p>1.520141</text:p>
          </table:table-cell>
          <table:table-cell office:value-type="float" office:value="0.98881892632" calcext:value-type="float">
            <text:p>0.9888189263</text:p>
          </table:table-cell>
          <table:table-cell office:value-type="float" office:value="4.9811581815" calcext:value-type="float">
            <text:p>4.9811581815</text:p>
          </table:table-cell>
          <table:table-cell office:value-type="float" office:value="2.1005516789" calcext:value-type="float">
            <text:p>2.1005516789</text:p>
          </table:table-cell>
          <table:table-cell office:value-type="float" office:value="1.04438840392" calcext:value-type="float">
            <text:p>1.0443884039</text:p>
          </table:table-cell>
          <table:table-cell office:value-type="float" office:value="4829.60188007" calcext:value-type="float">
            <text:p>4829.60188007</text:p>
          </table:table-cell>
          <table:table-cell office:value-type="float" office:value="3176.2444552" calcext:value-type="float">
            <text:p>3176.2444552</text:p>
          </table:table-cell>
          <table:table-cell office:value-type="float" office:value="1.05578065092" calcext:value-type="float">
            <text:p>1.0557806509</text:p>
          </table:table-cell>
          <table:table-cell office:value-type="float" office:value="3176.00583841" calcext:value-type="float">
            <text:p>3176.00583841</text:p>
          </table:table-cell>
          <table:table-cell office:value-type="float" office:value="1.055708317" calcext:value-type="float">
            <text:p>1.055708317</text:p>
          </table:table-cell>
          <table:table-cell office:value-type="float" office:value="2510.0736895" calcext:value-type="float">
            <text:p>2510.0736895</text:p>
          </table:table-cell>
          <table:table-cell office:value-type="float" office:value="2.3794885762" calcext:value-type="float">
            <text:p>2.3794885762</text:p>
          </table:table-cell>
          <table:table-cell office:value-type="float" office:value="0.9046738502" calcext:value-type="float">
            <text:p>0.9046738502</text:p>
          </table:table-cell>
          <table:table-cell office:value-type="float" office:value="0.9948011453" calcext:value-type="float">
            <text:p>0.9948011453</text:p>
          </table:table-cell>
          <table:table-cell office:value-type="float" office:value="5.0396841996" calcext:value-type="float">
            <text:p>5.0396841996</text:p>
          </table:table-cell>
          <table:table-cell office:value-type="float" office:value="1" calcext:value-type="float">
            <text:p>1</text:p>
          </table:table-cell>
          <table:table-cell office:value-type="float" office:value="14648" calcext:value-type="float">
            <text:p>14648</text:p>
          </table:table-cell>
          <table:table-cell office:value-type="float" office:value="4.8826666667" calcext:value-type="float">
            <text:p>4.8826666667</text:p>
          </table:table-cell>
          <table:table-cell office:value-type="float" office:value="1" calcext:value-type="float">
            <text:p>1</text:p>
          </table:table-cell>
          <table:table-cell office:value-type="float" office:value="1269745660" calcext:value-type="float">
            <text:p>1269745660</text:p>
          </table:table-cell>
          <table:table-cell office:value-type="float" office:value="2.7020989436" calcext:value-type="float">
            <text:p>2.7020989436</text:p>
          </table:table-cell>
          <table:table-cell office:value-type="float" office:value="0.9665849688" calcext:value-type="float">
            <text:p>0.9665849688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8.6296296296" calcext:value-type="float">
            <text:p>68.6296296296</text:p>
          </table:table-cell>
          <table:table-cell office:value-type="float" office:value="0.4301133297" calcext:value-type="float">
            <text:p>0.4301133297</text:p>
          </table:table-cell>
          <table:table-cell office:value-type="float" office:value="1336" calcext:value-type="float">
            <text:p>1336</text:p>
          </table:table-cell>
          <table:table-cell office:value-type="float" office:value="0.5449101796" calcext:value-type="float">
            <text:p>0.5449101796</text:p>
          </table:table-cell>
          <table:table-cell office:value-type="float" office:value="1" calcext:value-type="float">
            <text:p>1</text:p>
          </table:table-cell>
          <table:table-cell office:value-type="float" office:value="4.42547829162" calcext:value-type="float">
            <text:p>4.4254782916</text:p>
          </table:table-cell>
        </table:table-row>
        <table:table-row table:style-name="ro1" table:number-rows-repeated="4">
          <table:table-cell table:number-columns-repeated="42"/>
        </table:table-row>
        <table:table-row table:style-name="ro1">
          <table:table-cell table:style-name="ce1" office:value-type="string" calcext:value-type="string">
            <text:p>PLOTS</text:p>
          </table:table-cell>
          <table:table-cell table:number-columns-repeated="41"/>
        </table:table-row>
        <table:table-row table:style-name="ro1">
          <table:table-cell table:number-columns-repeated="42"/>
        </table:table-row>
        <table:table-row table:style-name="ro1">
          <table:table-cell/>
          <table:table-cell office:value-type="string" calcext:value-type="string">
            <text:p>Processes</text:p>
          </table:table-cell>
          <table:table-cell office:value-type="string" calcext:value-type="string">
            <text:p>Time efficiency</text:p>
          </table:table-cell>
          <table:table-cell table:number-columns-repeated="39"/>
        </table:table-row>
        <table:table-row table:style-name="ro1">
          <table:table-cell/>
          <table:table-cell table:formula="of:=[.B6]" office:value-type="float" office:value="8" calcext:value-type="float">
            <text:p>8</text:p>
          </table:table-cell>
          <table:table-cell table:formula="of:=[.P6]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/>
          <table:table-cell table:formula="of:=[.B7]" office:value-type="float" office:value="16" calcext:value-type="float">
            <text:p>16</text:p>
          </table:table-cell>
          <table:table-cell table:formula="of:=[.P7]" office:value-type="float" office:value="1.1076072919" calcext:value-type="float">
            <text:p>1.1076072919</text:p>
          </table:table-cell>
          <table:table-cell table:number-columns-repeated="39"/>
        </table:table-row>
        <table:table-row table:style-name="ro1">
          <table:table-cell/>
          <table:table-cell table:formula="of:=[.B8]" office:value-type="float" office:value="32" calcext:value-type="float">
            <text:p>32</text:p>
          </table:table-cell>
          <table:table-cell table:formula="of:=[.P8]" office:value-type="float" office:value="1.1281510971" calcext:value-type="float">
            <text:p>1.1281510971</text:p>
          </table:table-cell>
          <table:table-cell table:number-columns-repeated="39"/>
        </table:table-row>
        <table:table-row table:style-name="ro1">
          <table:table-cell/>
          <table:table-cell table:formula="of:=[.B9]" office:value-type="float" office:value="64" calcext:value-type="float">
            <text:p>64</text:p>
          </table:table-cell>
          <table:table-cell table:formula="of:=[.P9]" office:value-type="float" office:value="2.3794885762" calcext:value-type="float">
            <text:p>2.3794885762</text:p>
          </table:table-cell>
          <table:table-cell table:number-columns-repeated="39"/>
        </table:table-row>
        <table:table-row table:style-name="ro1">
          <table:table-cell/>
          <table:table-cell table:formula="of:=[.B10]" office:value-type="float" office:value="128" calcext:value-type="float">
            <text:p>128</text:p>
          </table:table-cell>
          <table:table-cell table:formula="of:=[.P10]" office:value-type="float" office:value="2.1005516789" calcext:value-type="float">
            <text:p>2.1005516789</text:p>
          </table:table-cell>
          <table:table-cell table:number-columns-repeated="39"/>
        </table:table-row>
        <table:table-row table:style-name="ro1">
          <table:table-cell table:number-columns-repeated="42"/>
        </table:table-row>
        <table:table-row table:style-name="ro1">
          <table:table-cell table:style-name="ce1" office:value-type="string" calcext:value-type="string">
            <text:p>Performance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Processes</text:p>
          </table:table-cell>
          <table:table-cell office:value-type="string" calcext:value-type="string">
            <text:p>Time efficiency</text:p>
          </table:table-cell>
          <table:table-cell office:value-type="string" calcext:value-type="string">
            <text:p>Number of elements Total</text:p>
          </table:table-cell>
          <table:table-cell office:value-type="string" calcext:value-type="string">
            <text:p>#Elements per proc</text:p>
          </table:table-cell>
          <table:table-cell office:value-type="string" calcext:value-type="string">
            <text:p>Slowdown element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Performance</text:p>
          </table:table-cell>
          <table:table-cell table:number-columns-repeated="34"/>
        </table:table-row>
        <table:table-row table:style-name="ro1">
          <table:table-cell/>
          <table:table-cell table:formula="of:=[.B6]" office:value-type="float" office:value="8" calcext:value-type="float">
            <text:p>8</text:p>
          </table:table-cell>
          <table:table-cell table:formula="of:=[.C18]" office:value-type="float" office:value="1" calcext:value-type="float">
            <text:p>1</text:p>
          </table:table-cell>
          <table:table-cell office:value-type="float" office:value="1124864" calcext:value-type="float">
            <text:p>1124864</text:p>
          </table:table-cell>
          <table:table-cell table:formula="of:=[.D26]/[.B26]" office:value-type="float" office:value="140608" calcext:value-type="float">
            <text:p>140608</text:p>
          </table:table-cell>
          <table:table-cell table:formula="of:=[.E26]/[.E26]" office:value-type="float" office:value="1" calcext:value-type="float">
            <text:p>1</text:p>
          </table:table-cell>
          <table:table-cell table:style-name="ce1" office:value-type="string" calcext:value-type="string">
            <text:p>8 (140)</text:p>
          </table:table-cell>
          <table:table-cell table:formula="of:=[.C26]*[.F26]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/>
          <table:table-cell table:formula="of:=[.B7]" office:value-type="float" office:value="16" calcext:value-type="float">
            <text:p>16</text:p>
          </table:table-cell>
          <table:table-cell table:formula="of:=[.C19]" office:value-type="float" office:value="1.1076072919" calcext:value-type="float">
            <text:p>1.1076072919</text:p>
          </table:table-cell>
          <table:table-cell office:value-type="float" office:value="2097152" calcext:value-type="float">
            <text:p>2097152</text:p>
          </table:table-cell>
          <table:table-cell table:formula="of:=[.D27]/[.B27]" office:value-type="float" office:value="131072" calcext:value-type="float">
            <text:p>131072</text:p>
          </table:table-cell>
          <table:table-cell table:formula="of:=[.E27]/[.E26]" office:value-type="float" office:value="0.932180245789713" calcext:value-type="float">
            <text:p>0.9321802458</text:p>
          </table:table-cell>
          <table:table-cell table:style-name="ce1" office:value-type="string" calcext:value-type="string">
            <text:p>16 (131)</text:p>
          </table:table-cell>
          <table:table-cell table:formula="of:=[.C27]*[.F27]" office:value-type="float" office:value="1.03248963760182" calcext:value-type="float">
            <text:p>1.0324896376</text:p>
          </table:table-cell>
          <table:table-cell table:number-columns-repeated="34"/>
        </table:table-row>
        <table:table-row table:style-name="ro1">
          <table:table-cell/>
          <table:table-cell table:formula="of:=[.B8]" office:value-type="float" office:value="32" calcext:value-type="float">
            <text:p>32</text:p>
          </table:table-cell>
          <table:table-cell table:formula="of:=[.C20]" office:value-type="float" office:value="1.1281510971" calcext:value-type="float">
            <text:p>1.1281510971</text:p>
          </table:table-cell>
          <table:table-cell office:value-type="float" office:value="4096000" calcext:value-type="float">
            <text:p>4096000</text:p>
          </table:table-cell>
          <table:table-cell table:formula="of:=[.D28]/[.B28]" office:value-type="float" office:value="128000" calcext:value-type="float">
            <text:p>128000</text:p>
          </table:table-cell>
          <table:table-cell table:formula="of:=[.E28]/[.E26]" office:value-type="float" office:value="0.910332271279017" calcext:value-type="float">
            <text:p>0.9103322713</text:p>
          </table:table-cell>
          <table:table-cell table:style-name="ce1" office:value-type="string" calcext:value-type="string">
            <text:p>32 (128)</text:p>
          </table:table-cell>
          <table:table-cell table:formula="of:=[.C28]*[.F28]" office:value-type="float" office:value="1.02699235056896" calcext:value-type="float">
            <text:p>1.0269923506</text:p>
          </table:table-cell>
          <table:table-cell table:number-columns-repeated="34"/>
        </table:table-row>
        <table:table-row table:style-name="ro1">
          <table:table-cell/>
          <table:table-cell table:formula="of:=[.B9]" office:value-type="float" office:value="64" calcext:value-type="float">
            <text:p>64</text:p>
          </table:table-cell>
          <table:table-cell table:formula="of:=[.C21]" office:value-type="float" office:value="2.3794885762" calcext:value-type="float">
            <text:p>2.3794885762</text:p>
          </table:table-cell>
          <table:table-cell office:value-type="float" office:value="7077888" calcext:value-type="float">
            <text:p>7077888</text:p>
          </table:table-cell>
          <table:table-cell table:formula="of:=[.D29]/[.B29]" office:value-type="float" office:value="110592" calcext:value-type="float">
            <text:p>110592</text:p>
          </table:table-cell>
          <table:table-cell table:formula="of:=[.E29]/[.E26]" office:value-type="float" office:value="0.786527082385071" calcext:value-type="float">
            <text:p>0.7865270824</text:p>
          </table:table-cell>
          <table:table-cell table:style-name="ce1" office:value-type="string" calcext:value-type="string">
            <text:p>64 (110)</text:p>
          </table:table-cell>
          <table:table-cell table:formula="of:=[.C29]*[.F29]" office:value-type="float" office:value="1.87153220740719" calcext:value-type="float">
            <text:p>1.8715322074</text:p>
          </table:table-cell>
          <table:table-cell table:number-columns-repeated="34"/>
        </table:table-row>
        <table:table-row table:style-name="ro1">
          <table:table-cell/>
          <table:table-cell table:formula="of:=[.B10]" office:value-type="float" office:value="128" calcext:value-type="float">
            <text:p>128</text:p>
          </table:table-cell>
          <table:table-cell table:formula="of:=[.C22]" office:value-type="float" office:value="2.1005516789" calcext:value-type="float">
            <text:p>2.1005516789</text:p>
          </table:table-cell>
          <table:table-cell office:value-type="float" office:value="16777216" calcext:value-type="float">
            <text:p>16777216</text:p>
          </table:table-cell>
          <table:table-cell table:formula="of:=[.D30]/[.B30]" office:value-type="float" office:value="131072" calcext:value-type="float">
            <text:p>131072</text:p>
          </table:table-cell>
          <table:table-cell table:formula="of:=[.E30]/[.E26]" office:value-type="float" office:value="0.932180245789713" calcext:value-type="float">
            <text:p>0.9321802458</text:p>
          </table:table-cell>
          <table:table-cell table:style-name="ce1" office:value-type="string" calcext:value-type="string">
            <text:p>128 (131)</text:p>
          </table:table-cell>
          <table:table-cell table:formula="of:=[.C30]*[.F30]" office:value-type="float" office:value="1.958092780331" calcext:value-type="float">
            <text:p>1.9580927803</text:p>
          </table:table-cell>
          <table:table-cell table:number-columns-repeated="34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table:style-name="ce1" office:value-type="string" calcext:value-type="string">
            <text:p>Model factors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Processes</text:p>
          </table:table-cell>
          <table:table-cell office:value-type="string" calcext:value-type="string">
            <text:p>Load Balance</text:p>
          </table:table-cell>
          <table:table-cell office:value-type="string" calcext:value-type="string">
            <text:p>Serialization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Parallel Efficiency</text:p>
          </table:table-cell>
          <table:table-cell table:number-columns-repeated="36"/>
        </table:table-row>
        <table:table-row table:style-name="ro1">
          <table:table-cell/>
          <table:table-cell table:formula="of:=[.B6]" office:value-type="float" office:value="8" calcext:value-type="float">
            <text:p>8</text:p>
          </table:table-cell>
          <table:table-cell table:formula="of:=[.D6]" office:value-type="float" office:value="0.9800585912" calcext:value-type="float">
            <text:p>0.9800585912</text:p>
          </table:table-cell>
          <table:table-cell table:formula="of:=[.E6]" office:value-type="float" office:value="0.9996769889" calcext:value-type="float">
            <text:p>0.9996769889</text:p>
          </table:table-cell>
          <table:table-cell table:formula="of:=[.F6]" office:value-type="float" office:value="0.9999448263" calcext:value-type="float">
            <text:p>0.9999448263</text:p>
          </table:table-cell>
          <table:table-cell table:formula="of:=[.G6]" office:value-type="float" office:value="0.9796879654" calcext:value-type="float">
            <text:p>0.9796879654</text:p>
          </table:table-cell>
          <table:table-cell table:number-columns-repeated="36"/>
        </table:table-row>
        <table:table-row table:style-name="ro1">
          <table:table-cell/>
          <table:table-cell table:formula="of:=[.B7]" office:value-type="float" office:value="16" calcext:value-type="float">
            <text:p>16</text:p>
          </table:table-cell>
          <table:table-cell table:formula="of:=[.D7]" office:value-type="float" office:value="0.9709698958" calcext:value-type="float">
            <text:p>0.9709698958</text:p>
          </table:table-cell>
          <table:table-cell table:formula="of:=[.E7]" office:value-type="float" office:value="0.9979735479" calcext:value-type="float">
            <text:p>0.9979735479</text:p>
          </table:table-cell>
          <table:table-cell table:formula="of:=[.F7]" office:value-type="float" office:value="0.999896163" calcext:value-type="float">
            <text:p>0.999896163</text:p>
          </table:table-cell>
          <table:table-cell table:formula="of:=[.G7]" office:value-type="float" office:value="0.9689016535" calcext:value-type="float">
            <text:p>0.9689016535</text:p>
          </table:table-cell>
          <table:table-cell table:number-columns-repeated="36"/>
        </table:table-row>
        <table:table-row table:style-name="ro1">
          <table:table-cell/>
          <table:table-cell table:formula="of:=[.B8]" office:value-type="float" office:value="32" calcext:value-type="float">
            <text:p>32</text:p>
          </table:table-cell>
          <table:table-cell table:formula="of:=[.D8]" office:value-type="float" office:value="0.93112151" calcext:value-type="float">
            <text:p>0.93112151</text:p>
          </table:table-cell>
          <table:table-cell table:formula="of:=[.E8]" office:value-type="float" office:value="0.9999606463" calcext:value-type="float">
            <text:p>0.9999606463</text:p>
          </table:table-cell>
          <table:table-cell table:formula="of:=[.F8]" office:value-type="float" office:value="0.9998700961" calcext:value-type="float">
            <text:p>0.9998700961</text:p>
          </table:table-cell>
          <table:table-cell table:formula="of:=[.G8]" office:value-type="float" office:value="0.9309639154" calcext:value-type="float">
            <text:p>0.9309639154</text:p>
          </table:table-cell>
          <table:table-cell table:number-columns-repeated="36"/>
        </table:table-row>
        <table:table-row table:style-name="ro1">
          <table:table-cell/>
          <table:table-cell table:formula="of:=[.B9]" office:value-type="float" office:value="64" calcext:value-type="float">
            <text:p>64</text:p>
          </table:table-cell>
          <table:table-cell table:formula="of:=[.D9]" office:value-type="float" office:value="0.8989268578" calcext:value-type="float">
            <text:p>0.8989268578</text:p>
          </table:table-cell>
          <table:table-cell table:formula="of:=[.E9]" office:value-type="float" office:value="0.9998689534" calcext:value-type="float">
            <text:p>0.9998689534</text:p>
          </table:table-cell>
          <table:table-cell table:formula="of:=[.F9]" office:value-type="float" office:value="0.999644708" calcext:value-type="float">
            <text:p>0.999644708</text:p>
          </table:table-cell>
          <table:table-cell table:formula="of:=[.G9]" office:value-type="float" office:value="0.8984897168" calcext:value-type="float">
            <text:p>0.8984897168</text:p>
          </table:table-cell>
          <table:table-cell table:number-columns-repeated="36"/>
        </table:table-row>
        <table:table-row table:style-name="ro1">
          <table:table-cell/>
          <table:table-cell table:formula="of:=[.B10]" office:value-type="float" office:value="128" calcext:value-type="float">
            <text:p>128</text:p>
          </table:table-cell>
          <table:table-cell table:formula="of:=[.D10]" office:value-type="float" office:value="0.8989268578" calcext:value-type="float">
            <text:p>0.8989268578</text:p>
          </table:table-cell>
          <table:table-cell table:formula="of:=[.E10]" office:value-type="float" office:value="0.997320486" calcext:value-type="float">
            <text:p>0.997320486</text:p>
          </table:table-cell>
          <table:table-cell table:formula="of:=[.F10]" office:value-type="float" office:value="1.0021991145" calcext:value-type="float">
            <text:p>1.0021991145</text:p>
          </table:table-cell>
          <table:table-cell table:formula="of:=[.G10]" office:value-type="float" office:value="0.8984897168" calcext:value-type="float">
            <text:p>0.8984897168</text:p>
          </table:table-cell>
          <table:table-cell table:number-columns-repeated="36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table:style-name="ce1" office:value-type="string" calcext:value-type="string">
            <text:p>Overall efficiency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Processes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Cycles per us (useful)</text:p>
          </table:table-cell>
          <table:table-cell office:value-type="string" calcext:value-type="string">
            <text:p>Cycles per us</text:p>
          </table:table-cell>
          <table:table-cell table:number-columns-repeated="35"/>
        </table:table-row>
        <table:table-row table:style-name="ro1">
          <table:table-cell/>
          <table:table-cell table:formula="of:=[.B6]" office:value-type="float" office:value="8" calcext:value-type="float">
            <text:p>8</text:p>
          </table:table-cell>
          <table:table-cell table:formula="of:=[.P6]" office:value-type="float" office:value="1" calcext:value-type="float">
            <text:p>1</text:p>
          </table:table-cell>
          <table:table-cell table:formula="of:=[.N6]" office:value-type="float" office:value="1" calcext:value-type="float">
            <text:p>1</text:p>
          </table:table-cell>
          <table:table-cell table:formula="of:=[.O6]" office:value-type="float" office:value="1" calcext:value-type="float">
            <text:p>1</text:p>
          </table:table-cell>
          <table:table-cell table:formula="of:=[.T6]" office:value-type="float" office:value="1" calcext:value-type="float">
            <text:p>1</text:p>
          </table:table-cell>
          <table:table-cell table:formula="of:=[.V6]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table:formula="of:=[.B7]" office:value-type="float" office:value="16" calcext:value-type="float">
            <text:p>16</text:p>
          </table:table-cell>
          <table:table-cell table:formula="of:=[.P7]" office:value-type="float" office:value="1.1076072919" calcext:value-type="float">
            <text:p>1.1076072919</text:p>
          </table:table-cell>
          <table:table-cell table:formula="of:=[.N7]" office:value-type="float" office:value="1.00729641651" calcext:value-type="float">
            <text:p>1.0072964165</text:p>
          </table:table-cell>
          <table:table-cell table:formula="of:=[.O7]" office:value-type="float" office:value="1.0523017553" calcext:value-type="float">
            <text:p>1.0523017553</text:p>
          </table:table-cell>
          <table:table-cell table:formula="of:=[.T7]" office:value-type="float" office:value="1.0563077937" calcext:value-type="float">
            <text:p>1.0563077937</text:p>
          </table:table-cell>
          <table:table-cell table:formula="of:=[.V7]" office:value-type="float" office:value="1.05630216646" calcext:value-type="float">
            <text:p>1.0563021665</text:p>
          </table:table-cell>
          <table:table-cell table:number-columns-repeated="35"/>
        </table:table-row>
        <table:table-row table:style-name="ro1">
          <table:table-cell/>
          <table:table-cell table:formula="of:=[.B8]" office:value-type="float" office:value="32" calcext:value-type="float">
            <text:p>32</text:p>
          </table:table-cell>
          <table:table-cell table:formula="of:=[.P8]" office:value-type="float" office:value="1.1281510971" calcext:value-type="float">
            <text:p>1.1281510971</text:p>
          </table:table-cell>
          <table:table-cell table:formula="of:=[.N8]" office:value-type="float" office:value="1.01224655734" calcext:value-type="float">
            <text:p>1.0122465573</text:p>
          </table:table-cell>
          <table:table-cell table:formula="of:=[.O8]" office:value-type="float" office:value="1.1107386994" calcext:value-type="float">
            <text:p>1.1107386994</text:p>
          </table:table-cell>
          <table:table-cell table:formula="of:=[.T8]" office:value-type="float" office:value="1.05633316707" calcext:value-type="float">
            <text:p>1.0563331671</text:p>
          </table:table-cell>
          <table:table-cell table:formula="of:=[.V8]" office:value-type="float" office:value="1.05630757912" calcext:value-type="float">
            <text:p>1.0563075791</text:p>
          </table:table-cell>
          <table:table-cell table:number-columns-repeated="35"/>
        </table:table-row>
        <table:table-row table:style-name="ro1">
          <table:table-cell/>
          <table:table-cell table:formula="of:=[.B9]" office:value-type="float" office:value="64" calcext:value-type="float">
            <text:p>64</text:p>
          </table:table-cell>
          <table:table-cell table:formula="of:=[.P9]" office:value-type="float" office:value="2.3794885762" calcext:value-type="float">
            <text:p>2.3794885762</text:p>
          </table:table-cell>
          <table:table-cell table:formula="of:=[.N9]" office:value-type="float" office:value="0.98881892632" calcext:value-type="float">
            <text:p>0.9888189263</text:p>
          </table:table-cell>
          <table:table-cell table:formula="of:=[.O9]" office:value-type="float" office:value="2.4905790907" calcext:value-type="float">
            <text:p>2.4905790907</text:p>
          </table:table-cell>
          <table:table-cell table:formula="of:=[.T9]" office:value-type="float" office:value="1.05582089242" calcext:value-type="float">
            <text:p>1.0558208924</text:p>
          </table:table-cell>
          <table:table-cell table:formula="of:=[.V9]" office:value-type="float" office:value="1.055708317" calcext:value-type="float">
            <text:p>1.055708317</text:p>
          </table:table-cell>
          <table:table-cell table:number-columns-repeated="35"/>
        </table:table-row>
        <table:table-row table:style-name="ro1">
          <table:table-cell/>
          <table:table-cell table:formula="of:=[.B10]" office:value-type="float" office:value="128" calcext:value-type="float">
            <text:p>128</text:p>
          </table:table-cell>
          <table:table-cell table:formula="of:=[.P10]" office:value-type="float" office:value="2.1005516789" calcext:value-type="float">
            <text:p>2.1005516789</text:p>
          </table:table-cell>
          <table:table-cell table:formula="of:=[.N10]" office:value-type="float" office:value="0.98881892632" calcext:value-type="float">
            <text:p>0.9888189263</text:p>
          </table:table-cell>
          <table:table-cell table:formula="of:=[.O10]" office:value-type="float" office:value="4.9811581815" calcext:value-type="float">
            <text:p>4.9811581815</text:p>
          </table:table-cell>
          <table:table-cell table:formula="of:=[.T10]" office:value-type="float" office:value="1.05578065092" calcext:value-type="float">
            <text:p>1.0557806509</text:p>
          </table:table-cell>
          <table:table-cell table:formula="of:=[.V10]" office:value-type="float" office:value="1.055708317" calcext:value-type="float">
            <text:p>1.055708317</text:p>
          </table:table-cell>
          <table:table-cell table:number-columns-repeated="35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table:style-name="ce1" office:value-type="string" calcext:value-type="string">
            <text:p>Collective Communications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Processes</text:p>
          </table:table-cell>
          <table:table-cell office:value-type="string" calcext:value-type="string">
            <text:p>Ratio of Num. Collective calls</text:p>
          </table:table-cell>
          <table:table-cell office:value-type="string" calcext:value-type="string">
            <text:p>Ratio of Avg. bytes per call</text:p>
          </table:table-cell>
          <table:table-cell office:value-type="string" calcext:value-type="string">
            <text:p>Ratio of Max bytes per call</text:p>
          </table:table-cell>
          <table:table-cell office:value-type="string" calcext:value-type="string">
            <text:p>Balance in bytes</text:p>
          </table:table-cell>
          <table:table-cell table:number-columns-repeated="36"/>
        </table:table-row>
        <table:table-row table:style-name="ro1">
          <table:table-cell/>
          <table:table-cell table:formula="of:=[.B6]" office:value-type="float" office:value="8" calcext:value-type="float">
            <text:p>8</text:p>
          </table:table-cell>
          <table:table-cell table:formula="of:=[.AJ6]" office:value-type="float" office:value="1" calcext:value-type="float">
            <text:p>1</text:p>
          </table:table-cell>
          <table:table-cell table:formula="of:=[.AL6]" office:value-type="float" office:value="1" calcext:value-type="float">
            <text:p>1</text:p>
          </table:table-cell>
          <table:table-cell table:formula="of:=[.AN6]" office:value-type="float" office:value="1" calcext:value-type="float">
            <text:p>1</text:p>
          </table:table-cell>
          <table:table-cell table:formula="of:=[.AO6]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formula="of:=[.B7]" office:value-type="float" office:value="16" calcext:value-type="float">
            <text:p>16</text:p>
          </table:table-cell>
          <table:table-cell table:formula="of:=[.AJ7]" office:value-type="float" office:value="1" calcext:value-type="float">
            <text:p>1</text:p>
          </table:table-cell>
          <table:table-cell table:formula="of:=[.AL7]" office:value-type="float" office:value="0.8259067358" calcext:value-type="float">
            <text:p>0.8259067358</text:p>
          </table:table-cell>
          <table:table-cell table:formula="of:=[.AN7]" office:value-type="float" office:value="0.8125" calcext:value-type="float">
            <text:p>0.8125</text:p>
          </table:table-cell>
          <table:table-cell table:formula="of:=[.AO7]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formula="of:=[.B8]" office:value-type="float" office:value="32" calcext:value-type="float">
            <text:p>32</text:p>
          </table:table-cell>
          <table:table-cell table:formula="of:=[.AJ8]" office:value-type="float" office:value="1" calcext:value-type="float">
            <text:p>1</text:p>
          </table:table-cell>
          <table:table-cell table:formula="of:=[.AL8]" office:value-type="float" office:value="0.6703111859" calcext:value-type="float">
            <text:p>0.6703111859</text:p>
          </table:table-cell>
          <table:table-cell table:formula="of:=[.AN8]" office:value-type="float" office:value="0.65" calcext:value-type="float">
            <text:p>0.65</text:p>
          </table:table-cell>
          <table:table-cell table:formula="of:=[.AO8]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formula="of:=[.B9]" office:value-type="float" office:value="64" calcext:value-type="float">
            <text:p>64</text:p>
          </table:table-cell>
          <table:table-cell table:formula="of:=[.AJ9]" office:value-type="float" office:value="1" calcext:value-type="float">
            <text:p>1</text:p>
          </table:table-cell>
          <table:table-cell table:formula="of:=[.AL9]" office:value-type="float" office:value="0.5672597865" calcext:value-type="float">
            <text:p>0.5672597865</text:p>
          </table:table-cell>
          <table:table-cell table:formula="of:=[.AN9]" office:value-type="float" office:value="0.5449101796" calcext:value-type="float">
            <text:p>0.5449101796</text:p>
          </table:table-cell>
          <table:table-cell table:formula="of:=[.AO9]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formula="of:=[.B10]" office:value-type="float" office:value="128" calcext:value-type="float">
            <text:p>128</text:p>
          </table:table-cell>
          <table:table-cell table:formula="of:=[.AJ10]" office:value-type="float" office:value="1" calcext:value-type="float">
            <text:p>1</text:p>
          </table:table-cell>
          <table:table-cell table:formula="of:=[.AL10]" office:value-type="float" office:value="0.4301133297" calcext:value-type="float">
            <text:p>0.4301133297</text:p>
          </table:table-cell>
          <table:table-cell table:formula="of:=[.AN10]" office:value-type="float" office:value="0.5449101796" calcext:value-type="float">
            <text:p>0.5449101796</text:p>
          </table:table-cell>
          <table:table-cell table:formula="of:=[.AO10]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42"/>
        </table:table-row>
        <table:table-row table:style-name="ro1">
          <table:table-cell table:style-name="ce1" office:value-type="string" calcext:value-type="string">
            <text:p>P2P Communications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Processes</text:p>
          </table:table-cell>
          <table:table-cell office:value-type="string" calcext:value-type="string">
            <text:p>Ratio of Max Num of P2P calls</text:p>
          </table:table-cell>
          <table:table-cell office:value-type="string" calcext:value-type="string">
            <text:p>Load Balance in num of P2P calls</text:p>
          </table:table-cell>
          <table:table-cell office:value-type="string" calcext:value-type="string">
            <text:p>Ratio of Max num of bytes sent</text:p>
          </table:table-cell>
          <table:table-cell office:value-type="string" calcext:value-type="string">
            <text:p>Load Balance of num of bytes sent</text:p>
          </table:table-cell>
          <table:table-cell table:number-columns-repeated="36"/>
        </table:table-row>
        <table:table-row table:style-name="ro1">
          <table:table-cell/>
          <table:table-cell table:formula="of:=[.B6]" office:value-type="float" office:value="8" calcext:value-type="float">
            <text:p>8</text:p>
          </table:table-cell>
          <table:table-cell table:formula="of:=[.AD6]" office:value-type="float" office:value="1" calcext:value-type="float">
            <text:p>1</text:p>
          </table:table-cell>
          <table:table-cell table:formula="of:=[.AE6]" office:value-type="float" office:value="1" calcext:value-type="float">
            <text:p>1</text:p>
          </table:table-cell>
          <table:table-cell table:formula="of:=[.AG6]" office:value-type="float" office:value="1" calcext:value-type="float">
            <text:p>1</text:p>
          </table:table-cell>
          <table:table-cell table:formula="of:=[.AH6]" office:value-type="float" office:value="0.9994074467" calcext:value-type="float">
            <text:p>0.9994074467</text:p>
          </table:table-cell>
          <table:table-cell table:number-columns-repeated="36"/>
        </table:table-row>
        <table:table-row table:style-name="ro1">
          <table:table-cell/>
          <table:table-cell table:formula="of:=[.B7]" office:value-type="float" office:value="16" calcext:value-type="float">
            <text:p>16</text:p>
          </table:table-cell>
          <table:table-cell table:formula="of:=[.AD7]" office:value-type="float" office:value="1.5546666667" calcext:value-type="float">
            <text:p>1.5546666667</text:p>
          </table:table-cell>
          <table:table-cell table:formula="of:=[.AE7]" office:value-type="float" office:value="1" calcext:value-type="float">
            <text:p>1</text:p>
          </table:table-cell>
          <table:table-cell table:formula="of:=[.AG7]" office:value-type="float" office:value="1.1360011576" calcext:value-type="float">
            <text:p>1.1360011576</text:p>
          </table:table-cell>
          <table:table-cell table:formula="of:=[.AH7]" office:value-type="float" office:value="0.9957270774" calcext:value-type="float">
            <text:p>0.9957270774</text:p>
          </table:table-cell>
          <table:table-cell table:number-columns-repeated="36"/>
        </table:table-row>
        <table:table-row table:style-name="ro1">
          <table:table-cell/>
          <table:table-cell table:formula="of:=[.B8]" office:value-type="float" office:value="32" calcext:value-type="float">
            <text:p>32</text:p>
          </table:table-cell>
          <table:table-cell table:formula="of:=[.AD8]" office:value-type="float" office:value="2.664" calcext:value-type="float">
            <text:p>2.664</text:p>
          </table:table-cell>
          <table:table-cell table:formula="of:=[.AE8]" office:value-type="float" office:value="1" calcext:value-type="float">
            <text:p>1</text:p>
          </table:table-cell>
          <table:table-cell table:formula="of:=[.AG8]" office:value-type="float" office:value="1.41663731" calcext:value-type="float">
            <text:p>1.41663731</text:p>
          </table:table-cell>
          <table:table-cell table:formula="of:=[.AH8]" office:value-type="float" office:value="0.9297482272" calcext:value-type="float">
            <text:p>0.9297482272</text:p>
          </table:table-cell>
          <table:table-cell table:number-columns-repeated="36"/>
        </table:table-row>
        <table:table-row table:style-name="ro1">
          <table:table-cell/>
          <table:table-cell table:formula="of:=[.B9]" office:value-type="float" office:value="64" calcext:value-type="float">
            <text:p>64</text:p>
          </table:table-cell>
          <table:table-cell table:formula="of:=[.AD9]" office:value-type="float" office:value="4.8826666667" calcext:value-type="float">
            <text:p>4.8826666667</text:p>
          </table:table-cell>
          <table:table-cell table:formula="of:=[.AE9]" office:value-type="float" office:value="1" calcext:value-type="float">
            <text:p>1</text:p>
          </table:table-cell>
          <table:table-cell table:formula="of:=[.AG9]" office:value-type="float" office:value="1.6885921736" calcext:value-type="float">
            <text:p>1.6885921736</text:p>
          </table:table-cell>
          <table:table-cell table:formula="of:=[.AH9]" office:value-type="float" office:value="0.9808690026" calcext:value-type="float">
            <text:p>0.9808690026</text:p>
          </table:table-cell>
          <table:table-cell table:number-columns-repeated="36"/>
        </table:table-row>
        <table:table-row table:style-name="ro1">
          <table:table-cell/>
          <table:table-cell table:formula="of:=[.B10]" office:value-type="float" office:value="128" calcext:value-type="float">
            <text:p>128</text:p>
          </table:table-cell>
          <table:table-cell table:formula="of:=[.AD10]" office:value-type="float" office:value="4.8826666667" calcext:value-type="float">
            <text:p>4.8826666667</text:p>
          </table:table-cell>
          <table:table-cell table:formula="of:=[.AE10]" office:value-type="float" office:value="1" calcext:value-type="float">
            <text:p>1</text:p>
          </table:table-cell>
          <table:table-cell table:formula="of:=[.AG10]" office:value-type="float" office:value="2.7020989436" calcext:value-type="float">
            <text:p>2.7020989436</text:p>
          </table:table-cell>
          <table:table-cell table:formula="of:=[.AH10]" office:value-type="float" office:value="0.9665849688" calcext:value-type="float">
            <text:p>0.9665849688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tega </meta:initial-creator>
    <meta:creation-date>2015-06-19T10:48:06.260120698</meta:creation-date>
    <dc:date>2015-06-19T15:52:45.771269975</dc:date>
    <dc:creator>cortega </dc:creator>
    <meta:editing-duration>PT4H49M27S</meta:editing-duration>
    <meta:editing-cycles>4</meta:editing-cycles>
    <meta:generator>LibreOffice/4.2.8.2$Linux_X86_64 LibreOffice_project/420m0$Build-2</meta:generator>
    <meta:document-statistic meta:table-count="2" meta:cell-count="950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line" chart:style-name="ch1">
        <chart:title svg:x="4.141cm" svg:y="0.316cm" chart:style-name="ch2">
          <text:p>Performance for distributed topologies</text:p>
        </chart:title>
        <chart:legend chart:legend-position="end" svg:x="12.689cm" svg:y="4.204cm" style:legend-expansion="high" chart:style-name="ch3"/>
        <chart:plot-area chart:style-name="ch4" table:cell-range-address="Distributed.G25:Distributed.H30" chart:data-source-has-labels="both" svg:x="1.33cm" svg:y="1.301cm" svg:width="11.04cm" svg:height="6.544cm">
          <chartooo:coordinate-region svg:x="2.057cm" svg:y="1.501cm" svg:width="9.597cm" svg:height="5.697cm"/>
          <chart:axis chart:dimension="x" chart:name="primary-x" chart:style-name="ch5" chartooo:axis-type="auto">
            <chartooo:date-scale/>
            <chart:title svg:x="6.039cm" svg:y="8.025cm" chart:style-name="ch6">
              <text:p>Processes</text:p>
            </chart:title>
            <chart:categories table:cell-range-address="Distributed.G26:Distributed.G30"/>
          </chart:axis>
          <chart:axis chart:dimension="y" chart:name="primary-y" chart:style-name="ch5">
            <chart:title svg:x="0.451cm" svg:y="5.556cm" chart:style-name="ch7">
              <text:p>Performance</text:p>
            </chart:title>
            <chart:grid chart:style-name="ch8" chart:class="major"/>
          </chart:axis>
          <chart:series chart:style-name="ch9" chart:values-cell-range-address="Distributed.H26:Distributed.H30" chart:label-cell-address="Distributed.H25:Distributed.H2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</text:p>
                <draw:g>
                  <svg:desc>Distributed.H25:Distributed.H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(140)</text:p>
                <draw:g>
                  <svg:desc>Distributed.G26:Distributed.G30</svg:desc>
                </draw:g>
              </table:table-cell>
              <table:table-cell office:value-type="float" office:value="1">
                <text:p>1</text:p>
                <draw:g>
                  <svg:desc>Distributed.H26:Distributed.H30</svg:desc>
                </draw:g>
              </table:table-cell>
            </table:table-row>
            <table:table-row>
              <table:table-cell office:value-type="string">
                <text:p>16 (131)</text:p>
              </table:table-cell>
              <table:table-cell office:value-type="float" office:value="1.02412520914556">
                <text:p>1.02412520914556</text:p>
              </table:table-cell>
            </table:table-row>
            <table:table-row>
              <table:table-cell office:value-type="string">
                <text:p>32 (128)</text:p>
              </table:table-cell>
              <table:table-cell office:value-type="float" office:value="0.970753903868912">
                <text:p>0.970753903868912</text:p>
              </table:table-cell>
            </table:table-row>
            <table:table-row>
              <table:table-cell office:value-type="string">
                <text:p>64 (110)</text:p>
              </table:table-cell>
              <table:table-cell office:value-type="float" office:value="1.19537388244479">
                <text:p>1.19537388244479</text:p>
              </table:table-cell>
            </table:table-row>
            <table:table-row>
              <table:table-cell office:value-type="string">
                <text:p>128 (131)</text:p>
              </table:table-cell>
              <table:table-cell office:value-type="float" office:value="0.994310702562403">
                <text:p>0.9943107025624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876cm" svg:y="0.316cm" chart:style-name="ch2">
          <text:p>P2P Communications for non distributed topologies</text:p>
        </chart:title>
        <chart:legend chart:legend-position="end" svg:x="9.92cm" svg:y="2.858cm" style:legend-expansion="high" chart:style-name="ch3"/>
        <chart:plot-area chart:style-name="ch4" table:cell-range-address="nonDistributed.B60:nonDistributed.F65" chart:data-source-has-labels="both" svg:x="1.331cm" svg:y="1.301cm" svg:width="8.269cm" svg:height="6.538cm">
          <chartooo:coordinate-region svg:x="1.767cm" svg:y="1.5cm" svg:width="7.553cm" svg:height="5.692cm"/>
          <chart:axis chart:dimension="x" chart:name="primary-x" chart:style-name="ch5" chartooo:axis-type="auto">
            <chartooo:date-scale/>
            <chart:title svg:x="4.654cm" svg:y="8.019cm" chart:style-name="ch6">
              <text:p>Processes</text:p>
            </chart:title>
            <chart:categories table:cell-range-address="nonDistributed.B61:nonDistributed.B65"/>
          </chart:axis>
          <chart:axis chart:dimension="y" chart:name="primary-y" chart:style-name="ch5">
            <chart:title svg:x="0.451cm" svg:y="5.302cm" chart:style-name="ch7">
              <text:p>Efficiency</text:p>
            </chart:title>
            <chart:grid chart:style-name="ch8" chart:class="major"/>
          </chart:axis>
          <chart:series chart:style-name="ch9" chart:values-cell-range-address="nonDistributed.C61:nonDistributed.C65" chart:label-cell-address="nonDistributed.C60:nonDistributed.C60" chart:class="chart:line">
            <chart:data-point chart:repeated="5"/>
          </chart:series>
          <chart:series chart:style-name="ch10" chart:values-cell-range-address="nonDistributed.D61:nonDistributed.D65" chart:label-cell-address="nonDistributed.D60:nonDistributed.D60" chart:class="chart:line">
            <chart:data-point chart:repeated="5"/>
          </chart:series>
          <chart:series chart:style-name="ch11" chart:values-cell-range-address="nonDistributed.E61:nonDistributed.E65" chart:label-cell-address="nonDistributed.E60:nonDistributed.E60" chart:class="chart:line">
            <chart:data-point chart:repeated="5"/>
          </chart:series>
          <chart:series chart:style-name="ch12" chart:values-cell-range-address="nonDistributed.F61:nonDistributed.F65" chart:label-cell-address="nonDistributed.F60:nonDistributed.F60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 of Max Num of P2P calls</text:p>
                <draw:g>
                  <svg:desc>nonDistributed.C60:nonDistributed.C60</svg:desc>
                </draw:g>
              </table:table-cell>
              <table:table-cell office:value-type="string">
                <text:p>Load Balance in num of P2P calls</text:p>
                <draw:g>
                  <svg:desc>nonDistributed.D60:nonDistributed.D60</svg:desc>
                </draw:g>
              </table:table-cell>
              <table:table-cell office:value-type="string">
                <text:p>Ratio of Max num of bytes sent</text:p>
                <draw:g>
                  <svg:desc>nonDistributed.E60:nonDistributed.E60</svg:desc>
                </draw:g>
              </table:table-cell>
              <table:table-cell office:value-type="string">
                <text:p>Load Balance of num of bytes sent</text:p>
                <draw:g>
                  <svg:desc>nonDistributed.F60:nonDistributed.F6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nonDistributed.B61:nonDistributed.B65</svg:desc>
                </draw:g>
              </table:table-cell>
              <table:table-cell office:value-type="float" office:value="1">
                <text:p>1</text:p>
                <draw:g>
                  <svg:desc>nonDistributed.C61:nonDistributed.C65</svg:desc>
                </draw:g>
              </table:table-cell>
              <table:table-cell office:value-type="float" office:value="1">
                <text:p>1</text:p>
                <draw:g>
                  <svg:desc>nonDistributed.D61:nonDistributed.D65</svg:desc>
                </draw:g>
              </table:table-cell>
              <table:table-cell office:value-type="float" office:value="1">
                <text:p>1</text:p>
                <draw:g>
                  <svg:desc>nonDistributed.E61:nonDistributed.E65</svg:desc>
                </draw:g>
              </table:table-cell>
              <table:table-cell office:value-type="float" office:value="0.9994074467">
                <text:p>0.9994074467</text:p>
                <draw:g>
                  <svg:desc>nonDistributed.F61:nonDistributed.F65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5546666667">
                <text:p>1.5546666667</text:p>
              </table:table-cell>
              <table:table-cell office:value-type="float" office:value="1">
                <text:p>1</text:p>
              </table:table-cell>
              <table:table-cell office:value-type="float" office:value="1.1360011576">
                <text:p>1.1360011576</text:p>
              </table:table-cell>
              <table:table-cell office:value-type="float" office:value="0.9957270774">
                <text:p>0.995727077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664">
                <text:p>2.664</text:p>
              </table:table-cell>
              <table:table-cell office:value-type="float" office:value="1">
                <text:p>1</text:p>
              </table:table-cell>
              <table:table-cell office:value-type="float" office:value="1.41663731">
                <text:p>1.41663731</text:p>
              </table:table-cell>
              <table:table-cell office:value-type="float" office:value="0.9297482272">
                <text:p>0.929748227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8826666667">
                <text:p>4.8826666667</text:p>
              </table:table-cell>
              <table:table-cell office:value-type="float" office:value="1">
                <text:p>1</text:p>
              </table:table-cell>
              <table:table-cell office:value-type="float" office:value="1.6885921736">
                <text:p>1.6885921736</text:p>
              </table:table-cell>
              <table:table-cell office:value-type="float" office:value="0.9808690026">
                <text:p>0.980869002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8826666667">
                <text:p>4.8826666667</text:p>
              </table:table-cell>
              <table:table-cell office:value-type="float" office:value="1">
                <text:p>1</text:p>
              </table:table-cell>
              <table:table-cell office:value-type="float" office:value="2.7020989436">
                <text:p>2.7020989436</text:p>
              </table:table-cell>
              <table:table-cell office:value-type="float" office:value="0.9665849688">
                <text:p>0.96658496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.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9cm" svg:height="9.005cm" xlink:href=".." xlink:type="simple" chart:class="chart:line" chart:style-name="ch1">
        <chart:title svg:x="4.076cm" svg:y="0.316cm" chart:style-name="ch2">
          <text:p>Model factors for distributed topologies</text:p>
        </chart:title>
        <chart:legend chart:legend-position="end" svg:x="11.923cm" svg:y="3.456cm" style:legend-expansion="high" chart:style-name="ch3"/>
        <chart:plot-area chart:style-name="ch4" table:cell-range-address="Distributed.B35:Distributed.F39 Distributed.C34:Distributed.F34" chart:data-source-has-labels="both" svg:x="1.331cm" svg:y="1.301cm" svg:width="10.272cm" svg:height="6.543cm">
          <chartooo:coordinate-region svg:x="2.058cm" svg:y="1.301cm" svg:width="9.265cm" svg:height="5.896cm"/>
          <chart:axis chart:dimension="x" chart:name="primary-x" chart:style-name="ch5" chartooo:axis-type="auto">
            <chartooo:date-scale/>
            <chart:title svg:x="5.656cm" svg:y="8.024cm" chart:style-name="ch6">
              <text:p>Processes</text:p>
            </chart:title>
            <chart:categories table:cell-range-address="Distributed.B35:Distributed.B39"/>
          </chart:axis>
          <chart:axis chart:dimension="y" chart:name="primary-y" chart:style-name="ch7">
            <chart:title svg:x="0.451cm" svg:y="5.304cm" chart:style-name="ch8">
              <text:p>Efficiency</text:p>
            </chart:title>
            <chart:grid chart:style-name="ch9" chart:class="major"/>
          </chart:axis>
          <chart:series chart:style-name="ch10" chart:values-cell-range-address="Distributed.C35:Distributed.C39" chart:label-cell-address="Distributed.C34:Distributed.C34" chart:class="chart:line">
            <chart:data-point chart:repeated="5"/>
          </chart:series>
          <chart:series chart:style-name="ch11" chart:values-cell-range-address="Distributed.D35:Distributed.D39" chart:label-cell-address="Distributed.D34:Distributed.D34" chart:class="chart:line">
            <chart:data-point chart:repeated="5"/>
          </chart:series>
          <chart:series chart:style-name="ch12" chart:values-cell-range-address="Distributed.E35:Distributed.E39" chart:label-cell-address="Distributed.E34:Distributed.E34" chart:class="chart:line">
            <chart:data-point chart:repeated="5"/>
          </chart:series>
          <chart:series chart:style-name="ch13" chart:values-cell-range-address="Distributed.F35:Distributed.F39" chart:label-cell-address="Distributed.F34:Distributed.F34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 Balance</text:p>
                <draw:g>
                  <svg:desc>Distributed.C34:Distributed.C34</svg:desc>
                </draw:g>
              </table:table-cell>
              <table:table-cell office:value-type="string">
                <text:p>Serialization</text:p>
                <draw:g>
                  <svg:desc>Distributed.D34:Distributed.D34</svg:desc>
                </draw:g>
              </table:table-cell>
              <table:table-cell office:value-type="string">
                <text:p>Transfer</text:p>
                <draw:g>
                  <svg:desc>Distributed.E34:Distributed.E34</svg:desc>
                </draw:g>
              </table:table-cell>
              <table:table-cell office:value-type="string">
                <text:p>Parallel Efficiency</text:p>
                <draw:g>
                  <svg:desc>Distributed.F34:Distributed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Distributed.B35:Distributed.B39</svg:desc>
                </draw:g>
              </table:table-cell>
              <table:table-cell office:value-type="float" office:value="0.9603021239">
                <text:p>0.9603021239</text:p>
                <draw:g>
                  <svg:desc>Distributed.C35:Distributed.C39</svg:desc>
                </draw:g>
              </table:table-cell>
              <table:table-cell office:value-type="float" office:value="0.9995186574">
                <text:p>0.9995186574</text:p>
                <draw:g>
                  <svg:desc>Distributed.D35:Distributed.D39</svg:desc>
                </draw:g>
              </table:table-cell>
              <table:table-cell office:value-type="float" office:value="0.9998861522">
                <text:p>0.9998861522</text:p>
                <draw:g>
                  <svg:desc>Distributed.E35:Distributed.E39</svg:desc>
                </draw:g>
              </table:table-cell>
              <table:table-cell office:value-type="float" office:value="0.9597306139">
                <text:p>0.9597306139</text:p>
                <draw:g>
                  <svg:desc>Distributed.F35:Distributed.F39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646899355">
                <text:p>0.9646899355</text:p>
              </table:table-cell>
              <table:table-cell office:value-type="float" office:value="0.9999800025">
                <text:p>0.9999800025</text:p>
              </table:table-cell>
              <table:table-cell office:value-type="float" office:value="0.9999038306">
                <text:p>0.9999038306</text:p>
              </table:table-cell>
              <table:table-cell office:value-type="float" office:value="0.9645778723">
                <text:p>0.964577872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9454399405">
                <text:p>0.9454399405</text:p>
              </table:table-cell>
              <table:table-cell office:value-type="float" office:value="0.9999572764">
                <text:p>0.9999572764</text:p>
              </table:table-cell>
              <table:table-cell office:value-type="float" office:value="0.9998400429">
                <text:p>0.9998400429</text:p>
              </table:table-cell>
              <table:table-cell office:value-type="float" office:value="0.9452483245">
                <text:p>0.945248324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9528198948">
                <text:p>0.9528198948</text:p>
              </table:table-cell>
              <table:table-cell office:value-type="float" office:value="0.9999417478">
                <text:p>0.9999417478</text:p>
              </table:table-cell>
              <table:table-cell office:value-type="float" office:value="0.9998034354">
                <text:p>0.9998034354</text:p>
              </table:table-cell>
              <table:table-cell office:value-type="float" office:value="0.9525771111">
                <text:p>0.952577111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9347705397">
                <text:p>0.9347705397</text:p>
              </table:table-cell>
              <table:table-cell office:value-type="float" office:value="0.9999277217">
                <text:p>0.9999277217</text:p>
              </table:table-cell>
              <table:table-cell office:value-type="float" office:value="0.9997870284">
                <text:p>0.9997870284</text:p>
              </table:table-cell>
              <table:table-cell office:value-type="float" office:value="0.9345039109">
                <text:p>0.93450391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4cm" svg:height="9.032cm" xlink:href=".." xlink:type="simple" chart:class="chart:line" chart:style-name="ch1">
        <chart:title svg:x="3.694cm" svg:y="0.316cm" chart:style-name="ch2">
          <text:p>Overall efficiency for distributed topologies</text:p>
        </chart:title>
        <chart:legend chart:legend-position="end" svg:x="11.29cm" svg:y="3.221cm" style:legend-expansion="high" chart:style-name="ch3"/>
        <chart:plot-area chart:style-name="ch4" table:cell-range-address="Distributed.B43:Distributed.G48" chart:data-source-has-labels="both" svg:x="1.33cm" svg:y="1.301cm" svg:width="9.641cm" svg:height="6.57cm">
          <chartooo:coordinate-region svg:x="2.057cm" svg:y="1.5cm" svg:width="8.634cm" svg:height="5.724cm"/>
          <chart:axis chart:dimension="x" chart:name="primary-x" chart:style-name="ch5" chartooo:axis-type="auto">
            <chartooo:date-scale/>
            <chart:title svg:x="5.339cm" svg:y="8.051cm" chart:style-name="ch6">
              <text:p>Processes</text:p>
            </chart:title>
            <chart:categories table:cell-range-address="Distributed.B44:Distributed.B48"/>
          </chart:axis>
          <chart:axis chart:dimension="y" chart:name="primary-y" chart:style-name="ch5">
            <chart:title svg:x="0.451cm" svg:y="5.318cm" chart:style-name="ch7">
              <text:p>Efficiency</text:p>
            </chart:title>
            <chart:grid chart:style-name="ch8" chart:class="major"/>
          </chart:axis>
          <chart:series chart:style-name="ch9" chart:values-cell-range-address="Distributed.C44:Distributed.C48" chart:label-cell-address="Distributed.C43:Distributed.C43" chart:class="chart:line">
            <chart:data-point chart:repeated="5"/>
          </chart:series>
          <chart:series chart:style-name="ch10" chart:values-cell-range-address="Distributed.D44:Distributed.D48" chart:label-cell-address="Distributed.D43:Distributed.D43" chart:class="chart:line">
            <chart:data-point chart:repeated="5"/>
          </chart:series>
          <chart:series chart:style-name="ch11" chart:values-cell-range-address="Distributed.E44:Distributed.E48" chart:label-cell-address="Distributed.E43:Distributed.E43" chart:class="chart:line">
            <chart:data-point chart:repeated="5"/>
          </chart:series>
          <chart:series chart:style-name="ch12" chart:values-cell-range-address="Distributed.F44:Distributed.F48" chart:label-cell-address="Distributed.F43:Distributed.F43" chart:class="chart:line">
            <chart:data-point chart:repeated="5"/>
          </chart:series>
          <chart:series chart:style-name="ch13" chart:values-cell-range-address="Distributed.G44:Distributed.G48" chart:label-cell-address="Distributed.G43:Distributed.G43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Distributed.C43:Distributed.C43</svg:desc>
                </draw:g>
              </table:table-cell>
              <table:table-cell office:value-type="string">
                <text:p>IPC</text:p>
                <draw:g>
                  <svg:desc>Distributed.D43:Distributed.D43</svg:desc>
                </draw:g>
              </table:table-cell>
              <table:table-cell office:value-type="string">
                <text:p>Instructions</text:p>
                <draw:g>
                  <svg:desc>Distributed.E43:Distributed.E43</svg:desc>
                </draw:g>
              </table:table-cell>
              <table:table-cell office:value-type="string">
                <text:p>Cycles per us (useful)</text:p>
                <draw:g>
                  <svg:desc>Distributed.F43:Distributed.F43</svg:desc>
                </draw:g>
              </table:table-cell>
              <table:table-cell office:value-type="string">
                <text:p>Cycles per us</text:p>
                <draw:g>
                  <svg:desc>Distributed.G43:Distributed.G43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Distributed.B44:Distributed.B48</svg:desc>
                </draw:g>
              </table:table-cell>
              <table:table-cell office:value-type="float" office:value="1">
                <text:p>1</text:p>
                <draw:g>
                  <svg:desc>Distributed.C44:Distributed.C48</svg:desc>
                </draw:g>
              </table:table-cell>
              <table:table-cell office:value-type="float" office:value="1">
                <text:p>1</text:p>
                <draw:g>
                  <svg:desc>Distributed.D44:Distributed.D48</svg:desc>
                </draw:g>
              </table:table-cell>
              <table:table-cell office:value-type="float" office:value="1">
                <text:p>1</text:p>
                <draw:g>
                  <svg:desc>Distributed.E44:Distributed.E48</svg:desc>
                </draw:g>
              </table:table-cell>
              <table:table-cell office:value-type="float" office:value="1">
                <text:p>1</text:p>
                <draw:g>
                  <svg:desc>Distributed.F44:Distributed.F48</svg:desc>
                </draw:g>
              </table:table-cell>
              <table:table-cell office:value-type="float" office:value="1">
                <text:p>1</text:p>
                <draw:g>
                  <svg:desc>Distributed.G44:Distributed.G48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986343186">
                <text:p>1.0986343186</text:p>
              </table:table-cell>
              <table:table-cell office:value-type="float" office:value="1.00629737106">
                <text:p>1.00629737106</text:p>
              </table:table-cell>
              <table:table-cell office:value-type="float" office:value="1.0252138845">
                <text:p>1.0252138845</text:p>
              </table:table-cell>
              <table:table-cell office:value-type="float" office:value="1.0591187388">
                <text:p>1.0591187388</text:p>
              </table:table-cell>
              <table:table-cell office:value-type="float" office:value="1.05911649205">
                <text:p>1.0591164920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0663731634">
                <text:p>1.0663731634</text:p>
              </table:table-cell>
              <table:table-cell office:value-type="float" office:value="0.998553889343">
                <text:p>0.998553889343</text:p>
              </table:table-cell>
              <table:table-cell office:value-type="float" office:value="1.0228390863">
                <text:p>1.0228390863</text:p>
              </table:table-cell>
              <table:table-cell office:value-type="float" office:value="1.06027459887">
                <text:p>1.06027459887</text:p>
              </table:table-cell>
              <table:table-cell office:value-type="float" office:value="1.06025424716">
                <text:p>1.0602542471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5198127429">
                <text:p>1.5198127429</text:p>
              </table:table-cell>
              <table:table-cell office:value-type="float" office:value="0.999851977992">
                <text:p>0.999851977992</text:p>
              </table:table-cell>
              <table:table-cell office:value-type="float" office:value="1.4453412379">
                <text:p>1.4453412379</text:p>
              </table:table-cell>
              <table:table-cell office:value-type="float" office:value="1.05983470867">
                <text:p>1.05983470867</text:p>
              </table:table-cell>
              <table:table-cell office:value-type="float" office:value="1.05981793519">
                <text:p>1.0598179351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0666506902">
                <text:p>1.0666506902</text:p>
              </table:table-cell>
              <table:table-cell office:value-type="float" office:value="1.00676267503">
                <text:p>1.00676267503</text:p>
              </table:table-cell>
              <table:table-cell office:value-type="float" office:value="1.0279580182">
                <text:p>1.0279580182</text:p>
              </table:table-cell>
              <table:table-cell office:value-type="float" office:value="1.06000521213">
                <text:p>1.06000521213</text:p>
              </table:table-cell>
              <table:table-cell office:value-type="float" office:value="1.05998817642">
                <text:p>1.059988176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18cm" svg:y="0.316cm" chart:style-name="ch2">
          <text:p>Collective Communications for distributed topologies</text:p>
        </chart:title>
        <chart:legend chart:legend-position="end" svg:x="10.105cm" svg:y="3.454cm" style:legend-expansion="high" chart:style-name="ch3"/>
        <chart:plot-area chart:style-name="ch4" table:cell-range-address="Distributed.B52:Distributed.F57" chart:data-source-has-labels="both" svg:x="1.331cm" svg:y="1.301cm" svg:width="8.454cm" svg:height="6.538cm">
          <chartooo:coordinate-region svg:x="2.058cm" svg:y="1.501cm" svg:width="7.447cm" svg:height="5.691cm"/>
          <chart:axis chart:dimension="x" chart:name="primary-x" chart:style-name="ch5" chartooo:axis-type="auto">
            <chartooo:date-scale/>
            <chart:title svg:x="4.747cm" svg:y="8.019cm" chart:style-name="ch6">
              <text:p>Processes</text:p>
            </chart:title>
            <chart:categories table:cell-range-address="Distributed.B53:Distributed.B57"/>
          </chart:axis>
          <chart:axis chart:dimension="y" chart:name="primary-y" chart:style-name="ch5">
            <chart:title svg:x="0.451cm" svg:y="5.302cm" chart:style-name="ch7">
              <text:p>Efficiency</text:p>
            </chart:title>
            <chart:grid chart:style-name="ch8" chart:class="major"/>
          </chart:axis>
          <chart:series chart:style-name="ch9" chart:values-cell-range-address="Distributed.C53:Distributed.C57" chart:label-cell-address="Distributed.C52:Distributed.C52" chart:class="chart:line">
            <chart:data-point chart:repeated="5"/>
          </chart:series>
          <chart:series chart:style-name="ch10" chart:values-cell-range-address="Distributed.D53:Distributed.D57" chart:label-cell-address="Distributed.D52:Distributed.D52" chart:class="chart:line">
            <chart:data-point chart:repeated="5"/>
          </chart:series>
          <chart:series chart:style-name="ch11" chart:values-cell-range-address="Distributed.E53:Distributed.E57" chart:label-cell-address="Distributed.E52:Distributed.E52" chart:class="chart:line">
            <chart:data-point chart:repeated="5"/>
          </chart:series>
          <chart:series chart:style-name="ch12" chart:values-cell-range-address="Distributed.F53:Distributed.F57" chart:label-cell-address="Distributed.F52:Distributed.F5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 of Num. Collective calls</text:p>
                <draw:g>
                  <svg:desc>Distributed.C52:Distributed.C52</svg:desc>
                </draw:g>
              </table:table-cell>
              <table:table-cell office:value-type="string">
                <text:p>Ratio of Avg. bytes per call</text:p>
                <draw:g>
                  <svg:desc>Distributed.D52:Distributed.D52</svg:desc>
                </draw:g>
              </table:table-cell>
              <table:table-cell office:value-type="string">
                <text:p>Ratio of Max bytes per call</text:p>
                <draw:g>
                  <svg:desc>Distributed.E52:Distributed.E52</svg:desc>
                </draw:g>
              </table:table-cell>
              <table:table-cell office:value-type="string">
                <text:p>Balance in bytes</text:p>
                <draw:g>
                  <svg:desc>Distributed.F52:Distributed.F5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Distributed.B53:Distributed.B57</svg:desc>
                </draw:g>
              </table:table-cell>
              <table:table-cell office:value-type="float" office:value="1">
                <text:p>1</text:p>
                <draw:g>
                  <svg:desc>Distributed.C53:Distributed.C57</svg:desc>
                </draw:g>
              </table:table-cell>
              <table:table-cell office:value-type="float" office:value="1">
                <text:p>1</text:p>
                <draw:g>
                  <svg:desc>Distributed.D53:Distributed.D57</svg:desc>
                </draw:g>
              </table:table-cell>
              <table:table-cell office:value-type="float" office:value="1">
                <text:p>1</text:p>
                <draw:g>
                  <svg:desc>Distributed.E53:Distributed.E57</svg:desc>
                </draw:g>
              </table:table-cell>
              <table:table-cell office:value-type="float" office:value="1">
                <text:p>1</text:p>
                <draw:g>
                  <svg:desc>Distributed.F53:Distributed.F57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8259067358">
                <text:p>0.8259067358</text:p>
              </table:table-cell>
              <table:table-cell office:value-type="float" office:value="0.8125">
                <text:p>0.8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6703111859">
                <text:p>0.6703111859</text:p>
              </table:table-cell>
              <table:table-cell office:value-type="float" office:value="0.65">
                <text:p>0.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5672597865">
                <text:p>0.5672597865</text:p>
              </table:table-cell>
              <table:table-cell office:value-type="float" office:value="0.5449101796">
                <text:p>0.5449101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.4301133297">
                <text:p>0.4301133297</text:p>
              </table:table-cell>
              <table:table-cell office:value-type="float" office:value="0.4080717489">
                <text:p>0.408071748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3cm" svg:y="0.316cm" chart:style-name="ch2">
          <text:p>P2P Communications for distributed topologies</text:p>
        </chart:title>
        <chart:legend chart:legend-position="end" svg:x="9.92cm" svg:y="2.858cm" style:legend-expansion="high" chart:style-name="ch3"/>
        <chart:plot-area chart:style-name="ch4" table:cell-range-address="Distributed.B60:Distributed.F65" chart:data-source-has-labels="both" svg:x="1.331cm" svg:y="1.301cm" svg:width="8.269cm" svg:height="6.538cm">
          <chartooo:coordinate-region svg:x="2.058cm" svg:y="1.5cm" svg:width="7.262cm" svg:height="5.692cm"/>
          <chart:axis chart:dimension="x" chart:name="primary-x" chart:style-name="ch5" chartooo:axis-type="auto">
            <chartooo:date-scale/>
            <chart:title svg:x="4.654cm" svg:y="8.019cm" chart:style-name="ch6">
              <text:p>Processes</text:p>
            </chart:title>
            <chart:categories table:cell-range-address="Distributed.B61:Distributed.B65"/>
          </chart:axis>
          <chart:axis chart:dimension="y" chart:name="primary-y" chart:style-name="ch5">
            <chart:title svg:x="0.451cm" svg:y="5.302cm" chart:style-name="ch7">
              <text:p>Efficiency</text:p>
            </chart:title>
            <chart:grid chart:style-name="ch8" chart:class="major"/>
          </chart:axis>
          <chart:series chart:style-name="ch9" chart:values-cell-range-address="Distributed.C61:Distributed.C65" chart:label-cell-address="Distributed.C60:Distributed.C60" chart:class="chart:line">
            <chart:data-point chart:repeated="5"/>
          </chart:series>
          <chart:series chart:style-name="ch10" chart:values-cell-range-address="Distributed.D61:Distributed.D65" chart:label-cell-address="Distributed.D60:Distributed.D60" chart:class="chart:line">
            <chart:data-point chart:repeated="5"/>
          </chart:series>
          <chart:series chart:style-name="ch11" chart:values-cell-range-address="Distributed.E61:Distributed.E65" chart:label-cell-address="Distributed.E60:Distributed.E60" chart:class="chart:line">
            <chart:data-point chart:repeated="5"/>
          </chart:series>
          <chart:series chart:style-name="ch12" chart:values-cell-range-address="Distributed.F61:Distributed.F65" chart:label-cell-address="Distributed.F60:Distributed.F60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 of Max Num of P2P calls</text:p>
                <draw:g>
                  <svg:desc>Distributed.C60:Distributed.C60</svg:desc>
                </draw:g>
              </table:table-cell>
              <table:table-cell office:value-type="string">
                <text:p>Load Balance in num of P2P calls</text:p>
                <draw:g>
                  <svg:desc>Distributed.D60:Distributed.D60</svg:desc>
                </draw:g>
              </table:table-cell>
              <table:table-cell office:value-type="string">
                <text:p>Ratio of Max num of bytes sent</text:p>
                <draw:g>
                  <svg:desc>Distributed.E60:Distributed.E60</svg:desc>
                </draw:g>
              </table:table-cell>
              <table:table-cell office:value-type="string">
                <text:p>Load Balance of num of bytes sent</text:p>
                <draw:g>
                  <svg:desc>Distributed.F60:Distributed.F6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Distributed.B61:Distributed.B65</svg:desc>
                </draw:g>
              </table:table-cell>
              <table:table-cell office:value-type="float" office:value="1">
                <text:p>1</text:p>
                <draw:g>
                  <svg:desc>Distributed.C61:Distributed.C65</svg:desc>
                </draw:g>
              </table:table-cell>
              <table:table-cell office:value-type="float" office:value="1">
                <text:p>1</text:p>
                <draw:g>
                  <svg:desc>Distributed.D61:Distributed.D65</svg:desc>
                </draw:g>
              </table:table-cell>
              <table:table-cell office:value-type="float" office:value="1">
                <text:p>1</text:p>
                <draw:g>
                  <svg:desc>Distributed.E61:Distributed.E65</svg:desc>
                </draw:g>
              </table:table-cell>
              <table:table-cell office:value-type="float" office:value="0.9993301708">
                <text:p>0.9993301708</text:p>
                <draw:g>
                  <svg:desc>Distributed.F61:Distributed.F65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  <table:table-cell office:value-type="float" office:value="1.0038467403">
                <text:p>1.0038467403</text:p>
              </table:table-cell>
              <table:table-cell office:value-type="float" office:value="0.9980896226">
                <text:p>0.998089622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1.0850227274">
                <text:p>1.0850227274</text:p>
              </table:table-cell>
              <table:table-cell office:value-type="float" office:value="0.9667760038">
                <text:p>0.966776003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0.7970157597">
                <text:p>0.7970157597</text:p>
              </table:table-cell>
              <table:table-cell office:value-type="float" office:value="0.9216435979">
                <text:p>0.921643597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  <table:table-cell office:value-type="float" office:value="1.0032339901">
                <text:p>1.0032339901</text:p>
              </table:table-cell>
              <table:table-cell office:value-type="float" office:value="0.8559033027">
                <text:p>0.85590330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line" chart:style-name="ch1">
        <chart:title svg:x="3.718cm" svg:y="0.316cm" chart:style-name="ch2">
          <text:p>Performance for non distributed topologies</text:p>
        </chart:title>
        <chart:legend chart:legend-position="end" svg:x="12.689cm" svg:y="4.204cm" style:legend-expansion="high" chart:style-name="ch3"/>
        <chart:plot-area chart:style-name="ch4" table:cell-range-address="nonDistributed.G25:nonDistributed.H30" chart:data-source-has-labels="both" svg:x="1.33cm" svg:y="1.301cm" svg:width="11.04cm" svg:height="6.544cm">
          <chartooo:coordinate-region svg:x="2.057cm" svg:y="1.5cm" svg:width="9.597cm" svg:height="5.698cm"/>
          <chart:axis chart:dimension="x" chart:name="primary-x" chart:style-name="ch5" chartooo:axis-type="auto">
            <chartooo:date-scale/>
            <chart:title svg:x="6.039cm" svg:y="8.025cm" chart:style-name="ch6">
              <text:p>Processes</text:p>
            </chart:title>
            <chart:categories table:cell-range-address="nonDistributed.G26:nonDistributed.G30"/>
          </chart:axis>
          <chart:axis chart:dimension="y" chart:name="primary-y" chart:style-name="ch5">
            <chart:title svg:x="0.451cm" svg:y="5.556cm" chart:style-name="ch7">
              <text:p>Performance</text:p>
            </chart:title>
            <chart:grid chart:style-name="ch8" chart:class="major"/>
          </chart:axis>
          <chart:series chart:style-name="ch9" chart:values-cell-range-address="nonDistributed.H26:nonDistributed.H30" chart:label-cell-address="nonDistributed.H25:nonDistributed.H2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</text:p>
                <draw:g>
                  <svg:desc>nonDistributed.H25:nonDistributed.H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(140)</text:p>
                <draw:g>
                  <svg:desc>nonDistributed.G26:nonDistributed.G30</svg:desc>
                </draw:g>
              </table:table-cell>
              <table:table-cell office:value-type="float" office:value="1">
                <text:p>1</text:p>
                <draw:g>
                  <svg:desc>nonDistributed.H26:nonDistributed.H30</svg:desc>
                </draw:g>
              </table:table-cell>
            </table:table-row>
            <table:table-row>
              <table:table-cell office:value-type="string">
                <text:p>16 (131)</text:p>
              </table:table-cell>
              <table:table-cell office:value-type="float" office:value="1.03248963760182">
                <text:p>1.03248963760182</text:p>
              </table:table-cell>
            </table:table-row>
            <table:table-row>
              <table:table-cell office:value-type="string">
                <text:p>32 (128)</text:p>
              </table:table-cell>
              <table:table-cell office:value-type="float" office:value="1.02699235056896">
                <text:p>1.02699235056896</text:p>
              </table:table-cell>
            </table:table-row>
            <table:table-row>
              <table:table-cell office:value-type="string">
                <text:p>64 (110)</text:p>
              </table:table-cell>
              <table:table-cell office:value-type="float" office:value="1.87153220740719">
                <text:p>1.87153220740719</text:p>
              </table:table-cell>
            </table:table-row>
            <table:table-row>
              <table:table-cell office:value-type="string">
                <text:p>128 (131)</text:p>
              </table:table-cell>
              <table:table-cell office:value-type="float" office:value="1.958092780331">
                <text:p>1.9580927803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9cm" svg:height="9.005cm" xlink:href=".." xlink:type="simple" chart:class="chart:line" chart:style-name="ch1">
        <chart:title svg:x="3.653cm" svg:y="0.316cm" chart:style-name="ch2">
          <text:p>Model factors for non distributed topologies</text:p>
        </chart:title>
        <chart:legend chart:legend-position="end" svg:x="11.923cm" svg:y="3.456cm" style:legend-expansion="high" chart:style-name="ch3"/>
        <chart:plot-area chart:style-name="ch4" table:cell-range-address="nonDistributed.B34:nonDistributed.F39" chart:data-source-has-labels="both" svg:x="1.331cm" svg:y="1.301cm" svg:width="10.272cm" svg:height="6.543cm">
          <chartooo:coordinate-region svg:x="2.058cm" svg:y="1.301cm" svg:width="9.265cm" svg:height="5.896cm"/>
          <chart:axis chart:dimension="x" chart:name="primary-x" chart:style-name="ch5" chartooo:axis-type="auto">
            <chartooo:date-scale/>
            <chart:title svg:x="5.656cm" svg:y="8.024cm" chart:style-name="ch6">
              <text:p>Processes</text:p>
            </chart:title>
            <chart:categories table:cell-range-address="nonDistributed.B35:nonDistributed.B39"/>
          </chart:axis>
          <chart:axis chart:dimension="y" chart:name="primary-y" chart:style-name="ch7">
            <chart:title svg:x="0.451cm" svg:y="5.304cm" chart:style-name="ch8">
              <text:p>Efficiency</text:p>
            </chart:title>
            <chart:grid chart:style-name="ch9" chart:class="major"/>
          </chart:axis>
          <chart:series chart:style-name="ch10" chart:values-cell-range-address="nonDistributed.C35:nonDistributed.C39" chart:label-cell-address="nonDistributed.C34:nonDistributed.C34" chart:class="chart:line">
            <chart:data-point chart:repeated="5"/>
          </chart:series>
          <chart:series chart:style-name="ch11" chart:values-cell-range-address="nonDistributed.D35:nonDistributed.D39" chart:label-cell-address="nonDistributed.D34:nonDistributed.D34" chart:class="chart:line">
            <chart:data-point chart:repeated="5"/>
          </chart:series>
          <chart:series chart:style-name="ch12" chart:values-cell-range-address="nonDistributed.E35:nonDistributed.E39" chart:label-cell-address="nonDistributed.E34:nonDistributed.E34" chart:class="chart:line">
            <chart:data-point chart:repeated="5"/>
          </chart:series>
          <chart:series chart:style-name="ch13" chart:values-cell-range-address="nonDistributed.F35:nonDistributed.F39" chart:label-cell-address="nonDistributed.F34:nonDistributed.F34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 Balance</text:p>
                <draw:g>
                  <svg:desc>nonDistributed.C34:nonDistributed.C34</svg:desc>
                </draw:g>
              </table:table-cell>
              <table:table-cell office:value-type="string">
                <text:p>Serialization</text:p>
                <draw:g>
                  <svg:desc>nonDistributed.D34:nonDistributed.D34</svg:desc>
                </draw:g>
              </table:table-cell>
              <table:table-cell office:value-type="string">
                <text:p>Transfer</text:p>
                <draw:g>
                  <svg:desc>nonDistributed.E34:nonDistributed.E34</svg:desc>
                </draw:g>
              </table:table-cell>
              <table:table-cell office:value-type="string">
                <text:p>Parallel Efficiency</text:p>
                <draw:g>
                  <svg:desc>nonDistributed.F34:nonDistributed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nonDistributed.B35:nonDistributed.B39</svg:desc>
                </draw:g>
              </table:table-cell>
              <table:table-cell office:value-type="float" office:value="0.9800585912">
                <text:p>0.9800585912</text:p>
                <draw:g>
                  <svg:desc>nonDistributed.C35:nonDistributed.C39</svg:desc>
                </draw:g>
              </table:table-cell>
              <table:table-cell office:value-type="float" office:value="0.9996769889">
                <text:p>0.9996769889</text:p>
                <draw:g>
                  <svg:desc>nonDistributed.D35:nonDistributed.D39</svg:desc>
                </draw:g>
              </table:table-cell>
              <table:table-cell office:value-type="float" office:value="0.9999448263">
                <text:p>0.9999448263</text:p>
                <draw:g>
                  <svg:desc>nonDistributed.E35:nonDistributed.E39</svg:desc>
                </draw:g>
              </table:table-cell>
              <table:table-cell office:value-type="float" office:value="0.9796879654">
                <text:p>0.9796879654</text:p>
                <draw:g>
                  <svg:desc>nonDistributed.F35:nonDistributed.F39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709698958">
                <text:p>0.9709698958</text:p>
              </table:table-cell>
              <table:table-cell office:value-type="float" office:value="0.9979735479">
                <text:p>0.9979735479</text:p>
              </table:table-cell>
              <table:table-cell office:value-type="float" office:value="0.999896163">
                <text:p>0.999896163</text:p>
              </table:table-cell>
              <table:table-cell office:value-type="float" office:value="0.9689016535">
                <text:p>0.968901653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93112151">
                <text:p>0.93112151</text:p>
              </table:table-cell>
              <table:table-cell office:value-type="float" office:value="0.9999606463">
                <text:p>0.9999606463</text:p>
              </table:table-cell>
              <table:table-cell office:value-type="float" office:value="0.9998700961">
                <text:p>0.9998700961</text:p>
              </table:table-cell>
              <table:table-cell office:value-type="float" office:value="0.9309639154">
                <text:p>0.930963915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8989268578">
                <text:p>0.8989268578</text:p>
              </table:table-cell>
              <table:table-cell office:value-type="float" office:value="0.9998689534">
                <text:p>0.9998689534</text:p>
              </table:table-cell>
              <table:table-cell office:value-type="float" office:value="0.999644708">
                <text:p>0.999644708</text:p>
              </table:table-cell>
              <table:table-cell office:value-type="float" office:value="0.8984897168">
                <text:p>0.898489716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8989268578">
                <text:p>0.8989268578</text:p>
              </table:table-cell>
              <table:table-cell office:value-type="float" office:value="0.997320486">
                <text:p>0.997320486</text:p>
              </table:table-cell>
              <table:table-cell office:value-type="float" office:value="1.0021991145">
                <text:p>1.0021991145</text:p>
              </table:table-cell>
              <table:table-cell office:value-type="float" office:value="0.8984897168">
                <text:p>0.898489716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4cm" svg:height="9.032cm" xlink:href=".." xlink:type="simple" chart:class="chart:line" chart:style-name="ch1">
        <chart:title svg:x="3.27cm" svg:y="0.316cm" chart:style-name="ch2">
          <text:p>Overall efficiency for non distributed topologies</text:p>
        </chart:title>
        <chart:legend chart:legend-position="end" svg:x="11.29cm" svg:y="3.221cm" style:legend-expansion="high" chart:style-name="ch3"/>
        <chart:plot-area chart:style-name="ch4" table:cell-range-address="nonDistributed.B43:nonDistributed.G48" chart:data-source-has-labels="both" svg:x="1.33cm" svg:y="1.301cm" svg:width="9.641cm" svg:height="6.57cm">
          <chartooo:coordinate-region svg:x="1.766cm" svg:y="1.5cm" svg:width="8.925cm" svg:height="5.724cm"/>
          <chart:axis chart:dimension="x" chart:name="primary-x" chart:style-name="ch5" chartooo:axis-type="auto">
            <chartooo:date-scale/>
            <chart:title svg:x="5.339cm" svg:y="8.051cm" chart:style-name="ch6">
              <text:p>Processes</text:p>
            </chart:title>
            <chart:categories table:cell-range-address="nonDistributed.B44:nonDistributed.B48"/>
          </chart:axis>
          <chart:axis chart:dimension="y" chart:name="primary-y" chart:style-name="ch5">
            <chart:title svg:x="0.451cm" svg:y="5.318cm" chart:style-name="ch7">
              <text:p>Efficiency</text:p>
            </chart:title>
            <chart:grid chart:style-name="ch8" chart:class="major"/>
          </chart:axis>
          <chart:series chart:style-name="ch9" chart:values-cell-range-address="nonDistributed.C44:nonDistributed.C48" chart:label-cell-address="nonDistributed.C43:nonDistributed.C43" chart:class="chart:line">
            <chart:data-point chart:repeated="5"/>
          </chart:series>
          <chart:series chart:style-name="ch10" chart:values-cell-range-address="nonDistributed.D44:nonDistributed.D48" chart:label-cell-address="nonDistributed.D43:nonDistributed.D43" chart:class="chart:line">
            <chart:data-point chart:repeated="5"/>
          </chart:series>
          <chart:series chart:style-name="ch11" chart:values-cell-range-address="nonDistributed.E44:nonDistributed.E48" chart:label-cell-address="nonDistributed.E43:nonDistributed.E43" chart:class="chart:line">
            <chart:data-point chart:repeated="5"/>
          </chart:series>
          <chart:series chart:style-name="ch12" chart:values-cell-range-address="nonDistributed.F44:nonDistributed.F48" chart:label-cell-address="nonDistributed.F43:nonDistributed.F43" chart:class="chart:line">
            <chart:data-point chart:repeated="5"/>
          </chart:series>
          <chart:series chart:style-name="ch13" chart:values-cell-range-address="nonDistributed.G44:nonDistributed.G48" chart:label-cell-address="nonDistributed.G43:nonDistributed.G43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nonDistributed.C43:nonDistributed.C43</svg:desc>
                </draw:g>
              </table:table-cell>
              <table:table-cell office:value-type="string">
                <text:p>IPC</text:p>
                <draw:g>
                  <svg:desc>nonDistributed.D43:nonDistributed.D43</svg:desc>
                </draw:g>
              </table:table-cell>
              <table:table-cell office:value-type="string">
                <text:p>Instructions</text:p>
                <draw:g>
                  <svg:desc>nonDistributed.E43:nonDistributed.E43</svg:desc>
                </draw:g>
              </table:table-cell>
              <table:table-cell office:value-type="string">
                <text:p>Cycles per us (useful)</text:p>
                <draw:g>
                  <svg:desc>nonDistributed.F43:nonDistributed.F43</svg:desc>
                </draw:g>
              </table:table-cell>
              <table:table-cell office:value-type="string">
                <text:p>Cycles per us</text:p>
                <draw:g>
                  <svg:desc>nonDistributed.G43:nonDistributed.G43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nonDistributed.B44:nonDistributed.B48</svg:desc>
                </draw:g>
              </table:table-cell>
              <table:table-cell office:value-type="float" office:value="1">
                <text:p>1</text:p>
                <draw:g>
                  <svg:desc>nonDistributed.C44:nonDistributed.C48</svg:desc>
                </draw:g>
              </table:table-cell>
              <table:table-cell office:value-type="float" office:value="1">
                <text:p>1</text:p>
                <draw:g>
                  <svg:desc>nonDistributed.D44:nonDistributed.D48</svg:desc>
                </draw:g>
              </table:table-cell>
              <table:table-cell office:value-type="float" office:value="1">
                <text:p>1</text:p>
                <draw:g>
                  <svg:desc>nonDistributed.E44:nonDistributed.E48</svg:desc>
                </draw:g>
              </table:table-cell>
              <table:table-cell office:value-type="float" office:value="1">
                <text:p>1</text:p>
                <draw:g>
                  <svg:desc>nonDistributed.F44:nonDistributed.F48</svg:desc>
                </draw:g>
              </table:table-cell>
              <table:table-cell office:value-type="float" office:value="1">
                <text:p>1</text:p>
                <draw:g>
                  <svg:desc>nonDistributed.G44:nonDistributed.G48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1076072919">
                <text:p>1.1076072919</text:p>
              </table:table-cell>
              <table:table-cell office:value-type="float" office:value="1.00729641651">
                <text:p>1.00729641651</text:p>
              </table:table-cell>
              <table:table-cell office:value-type="float" office:value="1.0523017553">
                <text:p>1.0523017553</text:p>
              </table:table-cell>
              <table:table-cell office:value-type="float" office:value="1.0563077937">
                <text:p>1.0563077937</text:p>
              </table:table-cell>
              <table:table-cell office:value-type="float" office:value="1.05630216646">
                <text:p>1.0563021664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281510971">
                <text:p>1.1281510971</text:p>
              </table:table-cell>
              <table:table-cell office:value-type="float" office:value="1.01224655734">
                <text:p>1.01224655734</text:p>
              </table:table-cell>
              <table:table-cell office:value-type="float" office:value="1.1107386994">
                <text:p>1.1107386994</text:p>
              </table:table-cell>
              <table:table-cell office:value-type="float" office:value="1.05633316707">
                <text:p>1.05633316707</text:p>
              </table:table-cell>
              <table:table-cell office:value-type="float" office:value="1.05630757912">
                <text:p>1.0563075791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3794885762">
                <text:p>2.3794885762</text:p>
              </table:table-cell>
              <table:table-cell office:value-type="float" office:value="0.98881892632">
                <text:p>0.98881892632</text:p>
              </table:table-cell>
              <table:table-cell office:value-type="float" office:value="2.4905790907">
                <text:p>2.4905790907</text:p>
              </table:table-cell>
              <table:table-cell office:value-type="float" office:value="1.05582089242">
                <text:p>1.05582089242</text:p>
              </table:table-cell>
              <table:table-cell office:value-type="float" office:value="1.055708317">
                <text:p>1.05570831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.1005516789">
                <text:p>2.1005516789</text:p>
              </table:table-cell>
              <table:table-cell office:value-type="float" office:value="0.98881892632">
                <text:p>0.98881892632</text:p>
              </table:table-cell>
              <table:table-cell office:value-type="float" office:value="4.9811581815">
                <text:p>4.9811581815</text:p>
              </table:table-cell>
              <table:table-cell office:value-type="float" office:value="1.05578065092">
                <text:p>1.05578065092</text:p>
              </table:table-cell>
              <table:table-cell office:value-type="float" office:value="1.055708317">
                <text:p>1.0557083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294cm" svg:y="0.316cm" chart:style-name="ch2">
          <text:p>Collective Communications for non distributed topologies</text:p>
        </chart:title>
        <chart:legend chart:legend-position="end" svg:x="10.105cm" svg:y="3.454cm" style:legend-expansion="high" chart:style-name="ch3"/>
        <chart:plot-area chart:style-name="ch4" table:cell-range-address="nonDistributed.B52:nonDistributed.F57" chart:data-source-has-labels="both" svg:x="1.331cm" svg:y="1.301cm" svg:width="8.454cm" svg:height="6.538cm">
          <chartooo:coordinate-region svg:x="2.058cm" svg:y="1.501cm" svg:width="7.447cm" svg:height="5.691cm"/>
          <chart:axis chart:dimension="x" chart:name="primary-x" chart:style-name="ch5" chartooo:axis-type="auto">
            <chartooo:date-scale/>
            <chart:title svg:x="4.747cm" svg:y="8.019cm" chart:style-name="ch6">
              <text:p>Processes</text:p>
            </chart:title>
            <chart:categories table:cell-range-address="nonDistributed.B53:nonDistributed.B57"/>
          </chart:axis>
          <chart:axis chart:dimension="y" chart:name="primary-y" chart:style-name="ch5">
            <chart:title svg:x="0.451cm" svg:y="5.302cm" chart:style-name="ch7">
              <text:p>Efficiency</text:p>
            </chart:title>
            <chart:grid chart:style-name="ch8" chart:class="major"/>
          </chart:axis>
          <chart:series chart:style-name="ch9" chart:values-cell-range-address="nonDistributed.C53:nonDistributed.C57" chart:label-cell-address="nonDistributed.C52:nonDistributed.C52" chart:class="chart:line">
            <chart:data-point chart:repeated="5"/>
          </chart:series>
          <chart:series chart:style-name="ch10" chart:values-cell-range-address="nonDistributed.D53:nonDistributed.D57" chart:label-cell-address="nonDistributed.D52:nonDistributed.D52" chart:class="chart:line">
            <chart:data-point chart:repeated="5"/>
          </chart:series>
          <chart:series chart:style-name="ch11" chart:values-cell-range-address="nonDistributed.E53:nonDistributed.E57" chart:label-cell-address="nonDistributed.E52:nonDistributed.E52" chart:class="chart:line">
            <chart:data-point chart:repeated="5"/>
          </chart:series>
          <chart:series chart:style-name="ch12" chart:values-cell-range-address="nonDistributed.F53:nonDistributed.F57" chart:label-cell-address="nonDistributed.F52:nonDistributed.F5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 of Num. Collective calls</text:p>
                <draw:g>
                  <svg:desc>nonDistributed.C52:nonDistributed.C52</svg:desc>
                </draw:g>
              </table:table-cell>
              <table:table-cell office:value-type="string">
                <text:p>Ratio of Avg. bytes per call</text:p>
                <draw:g>
                  <svg:desc>nonDistributed.D52:nonDistributed.D52</svg:desc>
                </draw:g>
              </table:table-cell>
              <table:table-cell office:value-type="string">
                <text:p>Ratio of Max bytes per call</text:p>
                <draw:g>
                  <svg:desc>nonDistributed.E52:nonDistributed.E52</svg:desc>
                </draw:g>
              </table:table-cell>
              <table:table-cell office:value-type="string">
                <text:p>Balance in bytes</text:p>
                <draw:g>
                  <svg:desc>nonDistributed.F52:nonDistributed.F5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nonDistributed.B53:nonDistributed.B57</svg:desc>
                </draw:g>
              </table:table-cell>
              <table:table-cell office:value-type="float" office:value="1">
                <text:p>1</text:p>
                <draw:g>
                  <svg:desc>nonDistributed.C53:nonDistributed.C57</svg:desc>
                </draw:g>
              </table:table-cell>
              <table:table-cell office:value-type="float" office:value="1">
                <text:p>1</text:p>
                <draw:g>
                  <svg:desc>nonDistributed.D53:nonDistributed.D57</svg:desc>
                </draw:g>
              </table:table-cell>
              <table:table-cell office:value-type="float" office:value="1">
                <text:p>1</text:p>
                <draw:g>
                  <svg:desc>nonDistributed.E53:nonDistributed.E57</svg:desc>
                </draw:g>
              </table:table-cell>
              <table:table-cell office:value-type="float" office:value="1">
                <text:p>1</text:p>
                <draw:g>
                  <svg:desc>nonDistributed.F53:nonDistributed.F57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8259067358">
                <text:p>0.8259067358</text:p>
              </table:table-cell>
              <table:table-cell office:value-type="float" office:value="0.8125">
                <text:p>0.8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6703111859">
                <text:p>0.6703111859</text:p>
              </table:table-cell>
              <table:table-cell office:value-type="float" office:value="0.65">
                <text:p>0.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5672597865">
                <text:p>0.5672597865</text:p>
              </table:table-cell>
              <table:table-cell office:value-type="float" office:value="0.5449101796">
                <text:p>0.5449101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.4301133297">
                <text:p>0.4301133297</text:p>
              </table:table-cell>
              <table:table-cell office:value-type="float" office:value="0.5449101796">
                <text:p>0.544910179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